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26.00pt" fo:font-weight="normal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20.00pt" fo:font-weight="normal" fo:font-family="'Liberation Mono'" style:font-family-asian="'Liberation Mono'" style:font-family-complex="'Liberation Mono'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20.00pt" fo:font-weight="normal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2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2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2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00pt" fo:text-indent="3.55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<text:tab/><text:tab/><text:tab/><text:tab/><text:tab/></text:span><text:span text:style-name="T2"><text:tab/>Lab 2</text:span></text:p>
      <text:p text:style-name="P1"><text:span text:style-name="T3">execve("./a.out", ["./a.out"], 0x7ffdc2565c20 /* 64 vars */) = 0</text:span></text:p>
      <text:p text:style-name="P1"><text:span text:style-name="T3">brk(NULL)<text:s text:c="31"/>= 0x561a1ab52000</text:span></text:p>
      <text:p text:style-name="P1"><text:span text:style-name="T3">access("/etc/ld.so.nohwcap", F_OK)<text:s text:c="6"/>= -1 ENOENT (No such file or directory)</text:span></text:p>
      <text:p text:style-name="P1"><text:span text:style-name="T3">access("/etc/ld.so.preload", R_OK)<text:s text:c="6"/>= -1 ENOENT (No such file or directory)</text:span></text:p>
      <text:p text:style-name="P1"><text:span text:style-name="T3">openat(AT_FDCWD, "/etc/ld.so.cache", O_RDONLY|O_CLOEXEC) = 3</text:span></text:p>
      <text:p text:style-name="P1"><text:span text:style-name="T3">fstat(3, {st_mode=S_IFREG|0644, st_size=98256, ...}) = 0</text:span></text:p>
      <text:p text:style-name="P1"><text:span text:style-name="T3">mmap(NULL, 98256, PROT_READ, MAP_PRIVATE, 3, 0) = 0x7fbb420d6000</text:span></text:p>
      <text:p text:style-name="P1"><text:span text:style-name="T3">close(3)<text:s text:c="32"/>= 0</text:span></text:p>
      <text:p text:style-name="P1"><text:span text:style-name="T3">access("/etc/ld.so.nohwcap", F_OK)<text:s text:c="6"/>= -1 ENOENT (No such file or directory)</text:span></text:p>
      <text:p text:style-name="P1"><text:span text:style-name="T3">openat(AT_FDCWD, "/lib/x86_64-linux-gnu/libc.so.6", O_RDONLY|O_CLOEXEC) = 3</text:span></text:p>
      <text:p text:style-name="P1"><text:span text:style-name="T3">read(3, "\177ELF\2\1\1\3\0\0\0\0\0\0\0\0\3\0&gt;\0\1\0\0\0\260\34\2\0\0\0\0\0"..., 832) = 832</text:span></text:p>
      <text:p text:style-name="P1"><text:span text:style-name="T3">fstat(3, {st_mode=S_IFREG|0755, st_size=2030544, ...}) = 0</text:span></text:p>
      <text:p text:style-name="P1"><text:span text:style-name="T3">mmap(NULL, 8192, PROT_READ|PROT_WRITE, MAP_PRIVATE|MAP_ANONYMOUS, -1, 0) = 0x7fbb420d4000</text:span></text:p>
      <text:p text:style-name="P1"><text:span text:style-name="T3">mmap(NULL, 4131552, PROT_READ|PROT_EXEC, MAP_PRIVATE|MAP_DENYWRITE, 3, 0) = 0x7fbb41ad6000</text:span></text:p>
      <text:p text:style-name="P1"><text:span text:style-name="T3">mprotect(0x7fbb41cbd000, 2097152, PROT_NONE) = 0</text:span></text:p>
      <text:p text:style-name="P1"><text:span text:style-name="T3">mmap(0x7fbb41ebd000, 24576, PROT_READ|PROT_WRITE, MAP_PRIVATE|MAP_FIXED|MAP_DENYWRITE, 3, 0x1e7000) = 0x7fbb41ebd000</text:span></text:p>
      <text:p text:style-name="P1"><text:span text:style-name="T3">mmap(0x7fbb41ec3000, 15072, PROT_READ|PROT_WRITE, MAP_PRIVATE|MAP_FIXED|MAP_ANONYMOUS, -1, 0) = 0x7fbb41ec3000</text:span></text:p>
      <text:p text:style-name="P1"><text:span text:style-name="T3">close(3)<text:s text:c="32"/>= 0</text:span></text:p>
      <text:p text:style-name="P1"><text:span text:style-name="T3">arch_prctl(ARCH_SET_FS, 0x7fbb420d5500) = 0</text:span></text:p>
      <text:p text:style-name="P1"><text:span text:style-name="T3">mprotect(0x7fbb41ebd000, 16384, PROT_READ) = 0</text:span></text:p>
      <text:p text:style-name="P1"><text:span text:style-name="T3">mprotect(0x561a1a5e9000, 4096, PROT_READ) = 0</text:span></text:p>
      <text:p text:style-name="P1"><text:span text:style-name="T3">mprotect(0x7fbb420ee000, 4096, PROT_READ) = 0</text:span></text:p>
      <text:p text:style-name="P1"><text:span text:style-name="T3">munmap(0x7fbb420d6000, 98256)<text:s text:c="11"/>= 0</text:span></text:p>
      <text:p text:style-name="P1"><text:span text:style-name="T3">pipe([3, 4])<text:s text:c="28"/>= 0</text:span></text:p>
      <text:p text:style-name="P1"><text:span text:style-name="T3">pipe([5, 6])<text:s text:c="28"/>= 0</text:span></text:p>
      <text:p text:style-name="P1"><text:span text:style-name="T3">clone(child_stack=NULL, flags=CLONE_CHILD_CLEARTID|CLONE_CHILD_SETTID|SIGCHLD, child_tidptr=0x7fbb420d57d0) = 3643</text:span></text:p>
      <text:p text:style-name="P1"><text:span text:style-name="T3">fstat(0, {st_mode=S_IFCHR|0620, st_rdev=makedev(136, 0), ...}) = 0</text:span></text:p>
      <text:p text:style-name="P1"><text:span text:style-name="T3">brk(NULL)<text:s text:c="31"/>= 0x561a1ab52000</text:span></text:p>
      <text:p text:style-name="P1"><text:span text:style-name="T3">brk(0x561a1ab73000)<text:s text:c="21"/>= 0x561a1ab73000</text:span></text:p>
      <text:p text:style-name="P1"><text:span text:style-name="T3">read(0, "2 4\n", 1024)<text:s text:c="18"/>= 4</text:span></text:p>
      <text:p text:style-name="P1"><text:span text:style-name="T3">close(3)<text:s text:c="32"/>= 0</text:span></text:p>
      <text:p text:style-name="P1"><text:span text:style-name="T3">close(-1215669792)<text:s text:c="22"/>= -1 EBADF (Bad file descriptor)</text:span></text:p>
      <text:p text:style-name="P1"><text:span text:style-name="T3">write(4, "\2\0\0\0\4\0\0\0\0\0\0\0;\16\0\0\3\0\0\0\4\0\0\0\5\0\0\0\6\0\0\0"..., 100) = 100</text:span></text:p>
      <text:p text:style-name="P1"><text:span text:style-name="T3">close(4)<text:s text:c="32"/>= 0</text:span></text:p>
      <text:p text:style-name="P1"><text:span text:style-name="T3">write(32767, "\4\0\0\0\0\0\0\0;\16\0\0\3\0\0\0\4\0\0\0\5\0\0\0\6\0\0\0\340Y\212\267"..., 100) = -1 EBADF (Bad file descriptor)</text:span></text:p>
      <text:p text:style-name="P1"><text:span text:style-name="T3">close(32767)<text:s text:c="28"/>= -1 EBADF (Bad file descriptor)</text:span></text:p>
      <text:p text:style-name="P1"><text:span text:style-name="T3">wait4(-1, NULL, 0, NULL)<text:s text:c="16"/>= 3643</text:span></text:p>
      <text:p text:style-name="P1"><text:span text:style-name="T3">--- SIGCHLD {si_signo=SIGCHLD, si_code=CLD_EXITED, si_pid=3643, si_uid=1000, si_status=0, si_utime=0, si_stime=0} ---</text:span></text:p>
      <text:p text:style-name="P1"><text:span text:style-name="T3">close(6)<text:s text:c="32"/>= 0</text:span></text:p>
      <text:p text:style-name="P1"><text:span text:style-name="T3">close(32767)<text:s text:c="28"/>= -1 EBADF (Bad file descriptor)</text:span></text:p>
      <text:p text:style-name="P1"><text:span text:style-name="T3">read(5, "\1\0\0\0\0\0\0\0\3\0\0\0\4\0\0\0\5\0\0\0\6\0\0\0\340Y\212\267\377\177\0\0"..., 100) = 100</text:span></text:p>
      <text:p text:style-name="P1"><text:span text:style-name="T3">fstat(1, {st_mode=S_IFCHR|0620, st_rdev=makedev(136, 0), ...}) = 0</text:span></text:p>
      <text:p text:style-name="P1"><text:span text:style-name="T3">write(1, "Point lies in quarter 1\n", 24) = 24</text:span></text:p>
      <text:p text:style-name="P1"><text:span text:style-name="T3">close(5)<text:s text:c="32"/>= 0</text:span></text:p>
      <text:p text:style-name="P1"><text:span text:style-name="T3">lseek(0, -1, SEEK_CUR)<text:s text:c="18"/>= -1 ESPIPE (Illegal seek)</text:span></text:p>
      <text:p text:style-name="P1"><text:span text:style-name="T3">exit_group(0)<text:s text:c="27"/>= ?</text:span></text:p>
      <text:p text:style-name="P1"><text:span text:style-name="T3">+++ exited with 0 +++</text:span></text:p>
      <text:p text:style-name="P1"><text:span text:style-name="T4"/></text:p>
      <text:p text:style-name="P1"><text:span text:style-name="T5"><text:tab/><text:tab/><text:tab/><text:tab/><text:tab/></text:span><text:span text:style-name="T6">lab 3</text:span></text:p>
      <text:p text:style-name="P1"><text:span text:style-name="T7">execve("./a.out", ["./a.out"], 0x7ffebb19d6e0 /* 64 vars */) = 0</text:span></text:p>
      <text:p text:style-name="P1"><text:span text:style-name="T7">brk(NULL)<text:s text:c="31"/>= 0x559b648c3000</text:span></text:p>
      <text:p text:style-name="P1"><text:span text:style-name="T7">access("/etc/ld.so.nohwcap", F_OK)<text:s text:c="6"/>= -1 ENOENT (No such file or directory)</text:span></text:p>
      <text:p text:style-name="P1"><text:span text:style-name="T7">access("/etc/ld.so.preload", R_OK)<text:s text:c="6"/>= -1 ENOENT (No such file or directory)</text:span></text:p>
      <text:p text:style-name="P1"><text:span text:style-name="T7">openat(AT_FDCWD, "/etc/ld.so.cache", O_RDONLY|O_CLOEXEC) = 3</text:span></text:p>
      <text:p text:style-name="P1"><text:span text:style-name="T7">fstat(3, {st_mode=S_IFREG|0644, st_size=98256, ...}) = 0</text:span></text:p>
      <text:p text:style-name="P1"><text:span text:style-name="T7">mmap(NULL, 98256, PROT_READ, MAP_PRIVATE, 3, 0) = 0x7f4ce78b4000</text:span></text:p>
      <text:p text:style-name="P1"><text:span text:style-name="T7">close(3)<text:s text:c="32"/>= 0</text:span></text:p>
      <text:p text:style-name="P1"><text:span text:style-name="T7">access("/etc/ld.so.nohwcap", F_OK)<text:s text:c="6"/>= -1 ENOENT (No such file or directory)</text:span></text:p>
      <text:p text:style-name="P1"><text:span text:style-name="T7">openat(AT_FDCWD, "/usr/lib/x86_64-linux-gnu/libgomp.so.1", O_RDONLY|O_CLOEXEC) = 3</text:span></text:p>
      <text:p text:style-name="P1"><text:span text:style-name="T7">read(3, "\177ELF\2\1\1\0\0\0\0\0\0\0\0\0\3\0&gt;\0\1\0\0\0\320s\0\0\0\0\0\0"..., 832) = 832</text:span></text:p>
      <text:p text:style-name="P1"><text:span text:style-name="T7">fstat(3, {st_mode=S_IFREG|0644, st_size=191744, ...}) = 0</text:span></text:p>
      <text:p text:style-name="P1"><text:span text:style-name="T7">mmap(NULL, 8192, PROT_READ|PROT_WRITE, MAP_PRIVATE|MAP_ANONYMOUS, -1, 0) = 0x7f4ce78b2000</text:span></text:p>
      <text:p text:style-name="P1"><text:span text:style-name="T7">mmap(NULL, 2287184, PROT_READ|PROT_EXEC, MAP_PRIVATE|MAP_DENYWRITE, 3, 0) = 0x7f4ce7476000</text:span></text:p>
      <text:p text:style-name="P1"><text:span text:style-name="T7">mprotect(0x7f4ce74a4000, 2093056, PROT_NONE) = 0</text:span></text:p>
      <text:p text:style-name="P1"><text:span text:style-name="T7">mmap(0x7f4ce76a3000, 8192, PROT_READ|PROT_WRITE, MAP_PRIVATE|MAP_FIXED|MAP_DENYWRITE, 3, 0x2d000) = 0x7f4ce76a3000</text:span></text:p>
      <text:p text:style-name="P1"><text:span text:style-name="T7">close(3)<text:s text:c="32"/>= 0</text:span></text:p>
      <text:p text:style-name="P1"><text:span text:style-name="T7">access("/etc/ld.so.nohwcap", F_OK)<text:s text:c="6"/>= -1 ENOENT (No such file or directory)</text:span></text:p>
      <text:p text:style-name="P1"><text:span text:style-name="T7">openat(AT_FDCWD, "/lib/x86_64-linux-gnu/libpthread.so.0", O_RDONLY|O_CLOEXEC) = 3</text:span></text:p>
      <text:p text:style-name="P1"><text:span text:style-name="T7">read(3, "\177ELF\2\1\1\0\0\0\0\0\0\0\0\0\3\0&gt;\0\1\0\0\0000b\0\0\0\0\0\0"..., 832) = 832</text:span></text:p>
      <text:p text:style-name="P1"><text:span text:style-name="T7">fstat(3, {st_mode=S_IFREG|0755, st_size=144976, ...}) = 0</text:span></text:p>
      <text:p text:style-name="P1"><text:span text:style-name="T7">mmap(NULL, 2221184, PROT_READ|PROT_EXEC, MAP_PRIVATE|MAP_DENYWRITE, 3, 0) = 0x7f4ce7257000</text:span></text:p>
      <text:p text:style-name="P1"><text:span text:style-name="T7">mprotect(0x7f4ce7271000, 2093056, PROT_NONE) = 0</text:span></text:p>
      <text:p text:style-name="P1"><text:span text:style-name="T7">mmap(0x7f4ce7470000, 8192, PROT_READ|PROT_WRITE, MAP_PRIVATE|MAP_FIXED|MAP_DENYWRITE, 3, 0x19000) = 0x7f4ce7470000</text:span></text:p>
      <text:p text:style-name="P1"><text:span text:style-name="T7">mmap(0x7f4ce7472000, 13440, PROT_READ|PROT_WRITE, MAP_PRIVATE|MAP_FIXED|MAP_ANONYMOUS, -1, 0) = 0x7f4ce7472000</text:span></text:p>
      <text:p text:style-name="P1"><text:span text:style-name="T7">close(3)<text:s text:c="32"/>= 0</text:span></text:p>
      <text:p text:style-name="P1"><text:span text:style-name="T7">access("/etc/ld.so.nohwcap", F_OK)<text:s text:c="6"/>= -1 ENOENT (No such file or directory)</text:span></text:p>
      <text:p text:style-name="P1"><text:span text:style-name="T7">openat(AT_FDCWD, "/lib/x86_64-linux-gnu/libc.so.6", O_RDONLY|O_CLOEXEC) = 3</text:span></text:p>
      <text:p text:style-name="P1"><text:span text:style-name="T7">read(3, "\177ELF\2\1\1\3\0\0\0\0\0\0\0\0\3\0&gt;\0\1\0\0\0\260\34\2\0\0\0\0\0"..., 832) = 832</text:span></text:p>
      <text:p text:style-name="P1"><text:span text:style-name="T7">fstat(3, {st_mode=S_IFREG|0755, st_size=2030544, ...}) = 0</text:span></text:p>
      <text:p text:style-name="P1"><text:span text:style-name="T7">mmap(NULL, 4131552, PROT_READ|PROT_EXEC, MAP_PRIVATE|MAP_DENYWRITE, 3, 0) = 0x7f4ce6e66000</text:span></text:p>
      <text:p text:style-name="P1"><text:span text:style-name="T7">mprotect(0x7f4ce704d000, 2097152, PROT_NONE) = 0</text:span></text:p>
      <text:p text:style-name="P1"><text:span text:style-name="T7">mmap(0x7f4ce724d000, 24576, PROT_READ|PROT_WRITE, MAP_PRIVATE|MAP_FIXED|MAP_DENYWRITE, 3, 0x1e7000) = 0x7f4ce724d000</text:span></text:p>
      <text:p text:style-name="P1"><text:span text:style-name="T7">mmap(0x7f4ce7253000, 15072, PROT_READ|PROT_WRITE, MAP_PRIVATE|MAP_FIXED|MAP_ANONYMOUS, -1, 0) = 0x7f4ce7253000</text:span></text:p>
      <text:p text:style-name="P1"><text:span text:style-name="T7">close(3)<text:s text:c="32"/>= 0</text:span></text:p>
      <text:p text:style-name="P1"><text:span text:style-name="T7">access("/etc/ld.so.nohwcap", F_OK)<text:s text:c="6"/>= -1 ENOENT (No such file or directory)</text:span></text:p>
      <text:p text:style-name="P1"><text:span text:style-name="T7">openat(AT_FDCWD, "/lib/x86_64-linux-gnu/libdl.so.2", O_RDONLY|O_CLOEXEC) = 3</text:span></text:p>
      <text:p text:style-name="P1"><text:span text:style-name="T7">read(3, "\177ELF\2\1\1\0\0\0\0\0\0\0\0\0\3\0&gt;\0\1\0\0\0P\16\0\0\0\0\0\0"..., 832) = 832</text:span></text:p>
      <text:p text:style-name="P1"><text:span text:style-name="T7">fstat(3, {st_mode=S_IFREG|0644, st_size=14560, ...}) = 0</text:span></text:p>
      <text:p text:style-name="P1"><text:span text:style-name="T7">mmap(NULL, 2109712, PROT_READ|PROT_EXEC, MAP_PRIVATE|MAP_DENYWRITE, 3, 0) = 0x7f4ce6c62000</text:span></text:p>
      <text:p text:style-name="P1"><text:span text:style-name="T7">mprotect(0x7f4ce6c65000, 2093056, PROT_NONE) = 0</text:span></text:p>
      <text:p text:style-name="P1"><text:span text:style-name="T7">mmap(0x7f4ce6e64000, 8192, PROT_READ|PROT_WRITE, MAP_PRIVATE|MAP_FIXED|MAP_DENYWRITE, 3, 0x2000) = 0x7f4ce6e64000</text:span></text:p>
      <text:p text:style-name="P1"><text:span text:style-name="T7">close(3)<text:s text:c="32"/>= 0</text:span></text:p>
      <text:p text:style-name="P1"><text:span text:style-name="T7">mmap(NULL, 8192, PROT_READ|PROT_WRITE, MAP_PRIVATE|MAP_ANONYMOUS, -1, 0) = 0x7f4ce78b0000</text:span></text:p>
      <text:p text:style-name="P1"><text:span text:style-name="T7">arch_prctl(ARCH_SET_FS, 0x7f4ce78b0c00) = 0</text:span></text:p>
      <text:p text:style-name="P1"><text:span text:style-name="T7">mprotect(0x7f4ce724d000, 16384, PROT_READ) = 0</text:span></text:p>
      <text:p text:style-name="P1"><text:span text:style-name="T7">mprotect(0x7f4ce6e64000, 4096, PROT_READ) = 0</text:span></text:p>
      <text:p text:style-name="P1"><text:span text:style-name="T7">mprotect(0x7f4ce7470000, 4096, PROT_READ) = 0</text:span></text:p>
      <text:p text:style-name="P1"><text:span text:style-name="T7">mprotect(0x7f4ce76a3000, 4096, PROT_READ) = 0</text:span></text:p>
      <text:p text:style-name="P1"><text:span text:style-name="T7">mprotect(0x559b62f67000, 4096, PROT_READ) = 0</text:span></text:p>
      <text:p text:style-name="P1"><text:span text:style-name="T7">mprotect(0x7f4ce78cc000, 4096, PROT_READ) = 0</text:span></text:p>
      <text:p text:style-name="P1"><text:span text:style-name="T7">munmap(0x7f4ce78b4000, 98256)<text:s text:c="11"/>= 0</text:span></text:p>
      <text:p text:style-name="P1"><text:span text:style-name="T7">set_tid_address(0x7f4ce78b0ed0)<text:s text:c="9"/>= 3727</text:span></text:p>
      <text:p text:style-name="P1"><text:span text:style-name="T7">set_robust_list(0x7f4ce78b0ee0, 24)<text:s text:c="5"/>= 0</text:span></text:p>
      <text:p text:style-name="P1"><text:span text:style-name="T7">rt_sigaction(SIGRTMIN, {sa_handler=0x7f4ce725ccb0, sa_mask=[], sa_flags=SA_RESTORER|SA_SIGINFO, sa_restorer=0x7f4ce7269890}, NULL, 8) = 0</text:span></text:p>
      <text:p text:style-name="P1"><text:span text:style-name="T7">rt_sigaction(SIGRT_1, {sa_handler=0x7f4ce725cd50, sa_mask=[], sa_flags=SA_RESTORER|SA_RESTART|SA_SIGINFO, sa_restorer=0x7f4ce7269890}, NULL, 8) = 0</text:span></text:p>
      <text:p text:style-name="P1"><text:span text:style-name="T7">rt_sigprocmask(SIG_UNBLOCK, [RTMIN RT_1], NULL, 8) = 0</text:span></text:p>
      <text:p text:style-name="P1"><text:span text:style-name="T7">prlimit64(0, RLIMIT_STACK, NULL, {rlim_cur=8192*1024, rlim_max=RLIM64_INFINITY}) = 0</text:span></text:p>
      <text:p text:style-name="P1"><text:span text:style-name="T7">openat(AT_FDCWD, "/sys/devices/system/cpu", O_RDONLY|O_NONBLOCK|O_CLOEXEC|O_DIRECTORY) = 3</text:span></text:p>
      <text:p text:style-name="P1"><text:span text:style-name="T7">fstat(3, {st_mode=S_IFDIR|0755, st_size=0, ...}) = 0</text:span></text:p>
      <text:p text:style-name="P1"><text:span text:style-name="T7">brk(NULL)<text:s text:c="31"/>= 0x559b648c3000</text:span></text:p>
      <text:p text:style-name="P1"><text:span text:style-name="T7">brk(0x559b648e4000)<text:s text:c="21"/>= 0x559b648e4000</text:span></text:p>
      <text:p text:style-name="P1"><text:span text:style-name="T7">getdents(3, /* 26 entries */, 32768)<text:s text:c="4"/>= 752</text:span></text:p>
      <text:p text:style-name="P1"><text:span text:style-name="T7">getdents(3, /* 0 entries */, 32768)<text:s text:c="5"/>= 0</text:span></text:p>
      <text:p text:style-name="P1"><text:span text:style-name="T7">close(3)<text:s text:c="32"/>= 0</text:span></text:p>
      <text:p text:style-name="P1"><text:span text:style-name="T7">sched_getaffinity(3727, 8, [0, 1, 2, 3, 4, 5, 6, 7]) = 8</text:span></text:p>
      <text:p text:style-name="P1"><text:span text:style-name="T7">sched_getaffinity(3727, 8, [0, 1, 2, 3, 4, 5, 6, 7]) = 8</text:span></text:p>
      <text:p text:style-name="P1"><text:span text:style-name="T7">fstat(1, {st_mode=S_IFCHR|0620, st_rdev=makedev(136, 1), ...}) = 0</text:span></text:p>
      <text:p text:style-name="P1"><text:span text:style-name="T7">write(1, "enter the number of elements to "..., 80) = 80</text:span></text:p>
      <text:p text:style-name="P1"><text:span text:style-name="T7">fstat(0, {st_mode=S_IFCHR|0620, st_rdev=makedev(136, 1), ...}) = 0</text:span></text:p>
      <text:p text:style-name="P1"><text:span text:style-name="T7">read(0, "8\n", 1024)<text:s text:c="20"/>= 2</text:span></text:p>
      <text:p text:style-name="P1"><text:span text:style-name="T7">read(0, "-5 2 0 -2 6 1 2 -30\n", 1024)<text:s text:c="2"/>= 20</text:span></text:p>
      <text:p text:style-name="P1"><text:span text:style-name="T7">mmap(NULL, 8392704, PROT_NONE, MAP_PRIVATE|MAP_ANONYMOUS|MAP_STACK, -1, 0) = 0x7f4ce6461000</text:span></text:p>
      <text:p text:style-name="P1"><text:span text:style-name="T7">mprotect(0x7f4ce6462000, 8388608, PROT_READ|PROT_WRITE) = 0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0</text:span></text:p>
      <text:p text:style-name="P1"><text:span text:style-name="T7">futex(0x7f4ce6c619d0, FUTEX_WAIT, 3730, NULL) = -1 EAGAIN (Resource temporarily unavailable)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1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2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3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4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5</text:span></text:p>
      <text:p text:style-name="P1"><text:span text:style-name="T7">clone(child_stack=0x7f4ce6c60f30, flags=CLONE_VM|CLONE_FS|CLONE_FILES|CLONE_SIGHAND|CLONE_THREAD|CLONE_SYSVSEM|CLONE_SETTLS|CLONE_PARENT_SETTID|CLONE_CHILD_CLEARTID, parent_tidptr=0x7f4ce6c619d0, tls=0x7f4ce6c61700, child_tidptr=0x7f4ce6c619d0) = 3736</text:span></text:p>
      <text:p text:style-name="P1"><text:span text:style-name="T7">write(1, "-30 \n", 5)<text:s text:c="19"/>= 5</text:span></text:p>
      <text:p text:style-name="P1"><text:span text:style-name="T7">write(1, "-5 \n", 4)<text:s text:c="20"/>= 4</text:span></text:p>
      <text:p text:style-name="P1"><text:span text:style-name="T7">write(1, "-2 \n", 4)<text:s text:c="20"/>= 4</text:span></text:p>
      <text:p text:style-name="P1"><text:span text:style-name="T7">write(1, "0 \n", 3)<text:s text:c="21"/>= 3</text:span></text:p>
      <text:p text:style-name="P1"><text:span text:style-name="T7">write(1, "1 \n", 3)<text:s text:c="21"/>= 3</text:span></text:p>
      <text:p text:style-name="P1"><text:span text:style-name="T7">write(1, "2 \n", 3)<text:s text:c="21"/>= 3</text:span></text:p>
      <text:p text:style-name="P1"><text:span text:style-name="T7">write(1, "2 \n", 3)<text:s text:c="21"/>= 3</text:span></text:p>
      <text:p text:style-name="P1"><text:span text:style-name="T7">write(1, "6 \n", 3)<text:s text:c="21"/>= 3</text:span></text:p>
      <text:p text:style-name="P1"><text:span text:style-name="T7">lseek(0, -1, SEEK_CUR)<text:s text:c="18"/>= -1 ESPIPE (Illegal seek)</text:span></text:p>
      <text:p text:style-name="P1"><text:span text:style-name="T7">exit_group(0)<text:s text:c="27"/>= ?</text:span></text:p>
      <text:p text:style-name="P1"><text:span text:style-name="T7">+++ exited with 0 +++</text:span></text:p>
      <text:p text:style-name="P1"><text:span text:style-name="T7"><text:tab/><text:tab/><text:tab/></text:span></text:p>
      <text:p text:style-name="P1"><text:span text:style-name="T7"><text:tab/><text:tab/><text:tab/><text:tab/><text:tab/></text:span><text:span text:style-name="T8">lab 4</text:span></text:p>
      <text:p text:style-name="P1"><text:span text:style-name="T9"/></text:p>
      <text:p text:style-name="P1"><text:span text:style-name="T10">execve("./a.out", ["./a.out"], 0x7ffee670e670 /* 64 vars */) = 0</text:span></text:p>
      <text:p text:style-name="P1"><text:span text:style-name="T10">brk(NULL)<text:s text:c="31"/>= 0x55c32037c000</text:span></text:p>
      <text:p text:style-name="P1"><text:span text:style-name="T10">access("/etc/ld.so.nohwcap", F_OK)<text:s text:c="6"/>= -1 ENOENT (No such file or directory)</text:span></text:p>
      <text:p text:style-name="P1"><text:span text:style-name="T10">access("/etc/ld.so.preload", R_OK)<text:s text:c="6"/>= -1 ENOENT (No such file or directory)</text:span></text:p>
      <text:p text:style-name="P1"><text:span text:style-name="T10">openat(AT_FDCWD, "/etc/ld.so.cache", O_RDONLY|O_CLOEXEC) = 3</text:span></text:p>
      <text:p text:style-name="P1"><text:span text:style-name="T10">fstat(3, {st_mode=S_IFREG|0644, st_size=98256, ...}) = 0</text:span></text:p>
      <text:p text:style-name="P1"><text:span text:style-name="T10">mmap(NULL, 98256, PROT_READ, MAP_PRIVATE, 3, 0) = 0x7f326035a000</text:span></text:p>
      <text:p text:style-name="P1"><text:span text:style-name="T10">close(3)<text:s text:c="32"/>= 0</text:span></text:p>
      <text:p text:style-name="P1"><text:span text:style-name="T10">access("/etc/ld.so.nohwcap", F_OK)<text:s text:c="6"/>= -1 ENOENT (No such file or directory)</text:span></text:p>
      <text:p text:style-name="P1"><text:span text:style-name="T10">openat(AT_FDCWD, "/lib/x86_64-linux-gnu/libc.so.6", O_RDONLY|O_CLOEXEC) = 3</text:span></text:p>
      <text:p text:style-name="P1"><text:span text:style-name="T10">read(3, "\177ELF\2\1\1\3\0\0\0\0\0\0\0\0\3\0&gt;\0\1\0\0\0\260\34\2\0\0\0\0\0"..., 832) = 832</text:span></text:p>
      <text:p text:style-name="P1"><text:span text:style-name="T10">fstat(3, {st_mode=S_IFREG|0755, st_size=2030544, ...}) = 0</text:span></text:p>
      <text:p text:style-name="P1"><text:span text:style-name="T10">mmap(NULL, 8192, PROT_READ|PROT_WRITE, MAP_PRIVATE|MAP_ANONYMOUS, -1, 0) = 0x7f3260358000</text:span></text:p>
      <text:p text:style-name="P1"><text:span text:style-name="T10">mmap(NULL, 4131552, PROT_READ|PROT_EXEC, MAP_PRIVATE|MAP_DENYWRITE, 3, 0) = 0x7f325fd5a000</text:span></text:p>
      <text:p text:style-name="P1"><text:span text:style-name="T10">mprotect(0x7f325ff41000, 2097152, PROT_NONE) = 0</text:span></text:p>
      <text:p text:style-name="P1"><text:span text:style-name="T10">mmap(0x7f3260141000, 24576, PROT_READ|PROT_WRITE, MAP_PRIVATE|MAP_FIXED|MAP_DENYWRITE, 3, 0x1e7000) = 0x7f3260141000</text:span></text:p>
      <text:p text:style-name="P1"><text:span text:style-name="T10">mmap(0x7f3260147000, 15072, PROT_READ|PROT_WRITE, MAP_PRIVATE|MAP_FIXED|MAP_ANONYMOUS, -1, 0) = 0x7f3260147000</text:span></text:p>
      <text:p text:style-name="P1"><text:span text:style-name="T10">close(3)<text:s text:c="32"/>= 0</text:span></text:p>
      <text:p text:style-name="P1"><text:span text:style-name="T10">arch_prctl(ARCH_SET_FS, 0x7f3260359500) = 0</text:span></text:p>
      <text:p text:style-name="P1"><text:span text:style-name="T10">mprotect(0x7f3260141000, 16384, PROT_READ) = 0</text:span></text:p>
      <text:p text:style-name="P1"><text:span text:style-name="T10">mprotect(0x55c31ec77000, 4096, PROT_READ) = 0</text:span></text:p>
      <text:p text:style-name="P1"><text:span text:style-name="T10">mprotect(0x7f3260372000, 4096, PROT_READ) = 0</text:span></text:p>
      <text:p text:style-name="P1"><text:span text:style-name="T10">munmap(0x7f326035a000, 98256)<text:s text:c="11"/>= 0</text:span></text:p>
      <text:p text:style-name="P1"><text:span text:style-name="T10">openat(AT_FDCWD, "test.txt", O_RDWR)<text:s text:c="4"/>= 3</text:span></text:p>
      <text:p text:style-name="P1"><text:span text:style-name="T10">fstat(3, {st_mode=S_IFREG|0644, st_size=12, ...}) = 0</text:span></text:p>
      <text:p text:style-name="P1"><text:span text:style-name="T10">mmap(NULL, 12, PROT_READ|PROT_WRITE, MAP_SHARED, 3, 0) = 0x7f3260371000</text:span></text:p>
      <text:p text:style-name="P1"><text:span text:style-name="T10">clone(child_stack=NULL, flags=CLONE_CHILD_CLEARTID|CLONE_CHILD_SETTID|SIGCHLD, child_tidptr=0x7f32603597d0) = 3762</text:span></text:p>
      <text:p text:style-name="P1"><text:span text:style-name="T10">fstat(0, {st_mode=S_IFCHR|0620, st_rdev=makedev(136, 1), ...}) = 0</text:span></text:p>
      <text:p text:style-name="P1"><text:span text:style-name="T10">brk(NULL)<text:s text:c="31"/>= 0x55c32037c000</text:span></text:p>
      <text:p text:style-name="P1"><text:span text:style-name="T10">brk(0x55c32039d000)<text:s text:c="21"/>= 0x55c32039d000</text:span></text:p>
      <text:p text:style-name="P1"><text:span text:style-name="T10">read(0, "2 4\n", 1024)<text:s text:c="18"/>= 4</text:span></text:p>
      <text:p text:style-name="P1"><text:span text:style-name="T10">wait4(-1, NULL, 0, NULL)<text:s text:c="16"/>= 3762</text:span></text:p>
      <text:p text:style-name="P1"><text:span text:style-name="T10">--- SIGCHLD {si_signo=SIGCHLD, si_code=CLD_EXITED, si_pid=3762, si_uid=1000, si_status=0, si_utime=0, si_stime=0} ---</text:span></text:p>
      <text:p text:style-name="P1"><text:span text:style-name="T10">fstat(1, {st_mode=S_IFCHR|0620, st_rdev=makedev(136, 1), ...}) = 0</text:span></text:p>
      <text:p text:style-name="P1"><text:span text:style-name="T10">write(1, "Point lies in 1 coordinate squar"..., 34) = 34</text:span></text:p>
      <text:p text:style-name="P1"><text:span text:style-name="T10">close(3)<text:s text:c="32"/>= 0</text:span></text:p>
      <text:p text:style-name="P1"><text:span text:style-name="T10">lseek(0, -1, SEEK_CUR)<text:s text:c="18"/>= -1 ESPIPE (Illegal seek)</text:span></text:p>
      <text:p text:style-name="P1"><text:span text:style-name="T10">exit_group(0)<text:s text:c="27"/>= ?</text:span></text:p>
      <text:p text:style-name="P1"><text:span text:style-name="T10">+++ exited with 0 +++<text:tab/></text:span></text:p>
      <text:p text:style-name="P1"><text:span text:style-name="T11"/></text:p>
      <text:p text:style-name="P1"><text:span text:style-name="T12"><text:tab/><text:tab/><text:tab/><text:tab/><text:tab/></text:span><text:span text:style-name="T13">lab5_stat</text:span></text:p>
      <text:p text:style-name="P1"><text:span text:style-name="T14">execve("./run-stat", ["./run-stat"], 0x7ffd2079ba70 /* 65 vars */) = 0</text:span></text:p>
      <text:p text:style-name="P1"><text:span text:style-name="T14">brk(NULL)<text:s text:c="31"/>= 0x555ad70ed000</text:span></text:p>
      <text:p text:style-name="P1"><text:span text:style-name="T14">access("/etc/ld.so.nohwcap", F_OK)<text:s text:c="6"/>= -1 ENOENT (No such file or directory)</text:span></text:p>
      <text:p text:style-name="P1"><text:span text:style-name="T14">access("/etc/ld.so.preload", R_OK)<text:s text:c="6"/>= -1 ENOENT (No such file or directory)</text:span></text:p>
      <text:p text:style-name="P1"><text:span text:style-name="T14">openat(AT_FDCWD, "tls/haswell/x86_64/libdeq.so", O_RDONLY|O_CLOEXEC) = -1 ENOENT (No such file or directory)</text:span></text:p>
      <text:p text:style-name="P1"><text:span text:style-name="T14">openat(AT_FDCWD, "tls/haswell/libdeq.so", O_RDONLY|O_CLOEXEC) = -1 ENOENT (No such file or directory)</text:span></text:p>
      <text:p text:style-name="P1"><text:span text:style-name="T14">openat(AT_FDCWD, "tls/x86_64/libdeq.so", O_RDONLY|O_CLOEXEC) = -1 ENOENT (No such file or directory)</text:span></text:p>
      <text:p text:style-name="P1"><text:span text:style-name="T14">openat(AT_FDCWD, "tls/libdeq.so", O_RDONLY|O_CLOEXEC) = -1 ENOENT (No such file or directory)</text:span></text:p>
      <text:p text:style-name="P1"><text:span text:style-name="T14">openat(AT_FDCWD, "haswell/x86_64/libdeq.so", O_RDONLY|O_CLOEXEC) = -1 ENOENT (No such file or directory)</text:span></text:p>
      <text:p text:style-name="P1"><text:span text:style-name="T14">openat(AT_FDCWD, "haswell/libdeq.so", O_RDONLY|O_CLOEXEC) = -1 ENOENT (No such file or directory)</text:span></text:p>
      <text:p text:style-name="P1"><text:span text:style-name="T14">openat(AT_FDCWD, "x86_64/libdeq.so", O_RDONLY|O_CLOEXEC) = -1 ENOENT (No such file or directory)</text:span></text:p>
      <text:p text:style-name="P1"><text:span text:style-name="T14">openat(AT_FDCWD, "libdeq.so", O_RDONLY|O_CLOEXEC) = 3</text:span></text:p>
      <text:p text:style-name="P1"><text:span text:style-name="T14">read(3, "\177ELF\2\1\1\0\0\0\0\0\0\0\0\0\3\0&gt;\0\1\0\0\0@\7\0\0\0\0\0\0"..., 832) = 832</text:span></text:p>
      <text:p text:style-name="P1"><text:span text:style-name="T14">fstat(3, {st_mode=S_IFREG|0755, st_size=8432, ...}) = 0</text:span></text:p>
      <text:p text:style-name="P1"><text:span text:style-name="T14">mmap(NULL, 8192, PROT_READ|PROT_WRITE, MAP_PRIVATE|MAP_ANONYMOUS, -1, 0) = 0x7f8ff8404000</text:span></text:p>
      <text:p text:style-name="P1"><text:span text:style-name="T14">getcwd("/home/michael/IT/os/5", 128)<text:s text:c="4"/>= 22</text:span></text:p>
      <text:p text:style-name="P1"><text:span text:style-name="T14">mmap(NULL, 2101312, PROT_READ|PROT_EXEC, MAP_PRIVATE|MAP_DENYWRITE, 3, 0) = 0x7f8ff7fdd000</text:span></text:p>
      <text:p text:style-name="P1"><text:span text:style-name="T14">mprotect(0x7f8ff7fde000, 2093056, PROT_NONE) = 0</text:span></text:p>
      <text:p text:style-name="P1"><text:span text:style-name="T14">mmap(0x7f8ff81dd000, 8192, PROT_READ|PROT_WRITE, MAP_PRIVATE|MAP_FIXED|MAP_DENYWRITE, 3, 0) = 0x7f8ff81dd000</text:span></text:p>
      <text:p text:style-name="P1"><text:span text:style-name="T14">close(3)<text:s text:c="32"/>= 0</text:span></text:p>
      <text:p text:style-name="P1"><text:span text:style-name="T14">openat(AT_FDCWD, "tls/haswell/x86_64/libc.so.6", O_RDONLY|O_CLOEXEC) = -1 ENOENT (No such file or directory)</text:span></text:p>
      <text:p text:style-name="P1"><text:span text:style-name="T14">openat(AT_FDCWD, "tls/haswell/libc.so.6", O_RDONLY|O_CLOEXEC) = -1 ENOENT (No such file or directory)</text:span></text:p>
      <text:p text:style-name="P1"><text:span text:style-name="T14">openat(AT_FDCWD, "tls/x86_64/libc.so.6", O_RDONLY|O_CLOEXEC) = -1 ENOENT (No such file or directory)</text:span></text:p>
      <text:p text:style-name="P1"><text:span text:style-name="T14">openat(AT_FDCWD, "tls/libc.so.6", O_RDONLY|O_CLOEXEC) = -1 ENOENT (No such file or directory)</text:span></text:p>
      <text:p text:style-name="P1"><text:span text:style-name="T14">openat(AT_FDCWD, "haswell/x86_64/libc.so.6", O_RDONLY|O_CLOEXEC) = -1 ENOENT (No such file or directory)</text:span></text:p>
      <text:p text:style-name="P1"><text:span text:style-name="T14">openat(AT_FDCWD, "haswell/libc.so.6", O_RDONLY|O_CLOEXEC) = -1 ENOENT (No such file or directory)</text:span></text:p>
      <text:p text:style-name="P1"><text:span text:style-name="T14">openat(AT_FDCWD, "x86_64/libc.so.6", O_RDONLY|O_CLOEXEC) = -1 ENOENT (No such file or directory)</text:span></text:p>
      <text:p text:style-name="P1"><text:span text:style-name="T14">openat(AT_FDCWD, "libc.so.6", O_RDONLY|O_CLOEXEC) = -1 ENOENT (No such file or directory)</text:span></text:p>
      <text:p text:style-name="P1"><text:span text:style-name="T14">openat(AT_FDCWD, "/home/michael/IT/os/5/tls/haswell/x86_64/libc.so.6", O_RDONLY|O_CLOEXEC) = -1 ENOENT (No such file or directory)</text:span></text:p>
      <text:p text:style-name="P1"><text:span text:style-name="T14">stat("/home/michael/IT/os/5/tls/haswell/x86_64", 0x7fff76e23810) = -1 ENOENT (No such file or directory)</text:span></text:p>
      <text:p text:style-name="P1"><text:span text:style-name="T14">openat(AT_FDCWD, "/home/michael/IT/os/5/tls/haswell/libc.so.6", O_RDONLY|O_CLOEXEC) = -1 ENOENT (No such file or directory)</text:span></text:p>
      <text:p text:style-name="P1"><text:span text:style-name="T14">stat("/home/michael/IT/os/5/tls/haswell", 0x7fff76e23810) = -1 ENOENT (No such file or directory)</text:span></text:p>
      <text:p text:style-name="P1"><text:span text:style-name="T14">openat(AT_FDCWD, "/home/michael/IT/os/5/tls/x86_64/libc.so.6", O_RDONLY|O_CLOEXEC) = -1 ENOENT (No such file or directory)</text:span></text:p>
      <text:p text:style-name="P1"><text:span text:style-name="T14">stat("/home/michael/IT/os/5/tls/x86_64", 0x7fff76e23810) = -1 ENOENT (No such file or directory)</text:span></text:p>
      <text:p text:style-name="P1"><text:span text:style-name="T14">openat(AT_FDCWD, "/home/michael/IT/os/5/tls/libc.so.6", O_RDONLY|O_CLOEXEC) = -1 ENOENT (No such file or directory)</text:span></text:p>
      <text:p text:style-name="P1"><text:span text:style-name="T14">stat("/home/michael/IT/os/5/tls", 0x7fff76e23810) = -1 ENOENT (No such file or directory)</text:span></text:p>
      <text:p text:style-name="P1"><text:span text:style-name="T14">openat(AT_FDCWD, "/home/michael/IT/os/5/haswell/x86_64/libc.so.6", O_RDONLY|O_CLOEXEC) = -1 ENOENT (No such file or directory)</text:span></text:p>
      <text:p text:style-name="P1"><text:span text:style-name="T14">stat("/home/michael/IT/os/5/haswell/x86_64", 0x7fff76e23810) = -1 ENOENT (No such file or directory)</text:span></text:p>
      <text:p text:style-name="P1"><text:span text:style-name="T14">openat(AT_FDCWD, "/home/michael/IT/os/5/haswell/libc.so.6", O_RDONLY|O_CLOEXEC) = -1 ENOENT (No such file or directory)</text:span></text:p>
      <text:p text:style-name="P1"><text:span text:style-name="T14">stat("/home/michael/IT/os/5/haswell", 0x7fff76e23810) = -1 ENOENT (No such file or directory)</text:span></text:p>
      <text:p text:style-name="P1"><text:span text:style-name="T14">openat(AT_FDCWD, "/home/michael/IT/os/5/x86_64/libc.so.6", O_RDONLY|O_CLOEXEC) = -1 ENOENT (No such file or directory)</text:span></text:p>
      <text:p text:style-name="P1"><text:span text:style-name="T14">stat("/home/michael/IT/os/5/x86_64", 0x7fff76e23810) = -1 ENOENT (No such file or directory)</text:span></text:p>
      <text:p text:style-name="P1"><text:span text:style-name="T14">openat(AT_FDCWD, "/home/michael/IT/os/5/libc.so.6", O_RDONLY|O_CLOEXEC) = -1 ENOENT (No such file or directory)</text:span></text:p>
      <text:p text:style-name="P1"><text:span text:style-name="T14">stat("/home/michael/IT/os/5", {st_mode=S_IFDIR|0755, st_size=4096, ...}) = 0</text:span></text:p>
      <text:p text:style-name="P1"><text:span text:style-name="T14">openat(AT_FDCWD, "./tls/haswell/x86_64/libc.so.6", O_RDONLY|O_CLOEXEC) = -1 ENOENT (No such file or directory)</text:span></text:p>
      <text:p text:style-name="P1"><text:span text:style-name="T14">openat(AT_FDCWD, "./tls/haswell/libc.so.6", O_RDONLY|O_CLOEXEC) = -1 ENOENT (No such file or directory)</text:span></text:p>
      <text:p text:style-name="P1"><text:span text:style-name="T14">openat(AT_FDCWD, "./tls/x86_64/libc.so.6", O_RDONLY|O_CLOEXEC) = -1 ENOENT (No such file or directory)</text:span></text:p>
      <text:p text:style-name="P1"><text:span text:style-name="T14">openat(AT_FDCWD, "./tls/libc.so.6", O_RDONLY|O_CLOEXEC) = -1 ENOENT (No such file or directory)</text:span></text:p>
      <text:p text:style-name="P1"><text:span text:style-name="T14">openat(AT_FDCWD, "./haswell/x86_64/libc.so.6", O_RDONLY|O_CLOEXEC) = -1 ENOENT (No such file or directory)</text:span></text:p>
      <text:p text:style-name="P1"><text:span text:style-name="T14">openat(AT_FDCWD, "./haswell/libc.so.6", O_RDONLY|O_CLOEXEC) = -1 ENOENT (No such file or directory)</text:span></text:p>
      <text:p text:style-name="P1"><text:span text:style-name="T14">openat(AT_FDCWD, "./x86_64/libc.so.6", O_RDONLY|O_CLOEXEC) = -1 ENOENT (No such file or directory)</text:span></text:p>
      <text:p text:style-name="P1"><text:span text:style-name="T14">openat(AT_FDCWD, "./libc.so.6", O_RDONLY|O_CLOEXEC) = -1 ENOENT (No such file or directory)</text:span></text:p>
      <text:p text:style-name="P1"><text:span text:style-name="T14">openat(AT_FDCWD, "/etc/ld.so.cache", O_RDONLY|O_CLOEXEC) = 3</text:span></text:p>
      <text:p text:style-name="P1"><text:span text:style-name="T14">fstat(3, {st_mode=S_IFREG|0644, st_size=98256, ...}) = 0</text:span></text:p>
      <text:p text:style-name="P1"><text:span text:style-name="T14">mmap(NULL, 98256, PROT_READ, MAP_PRIVATE, 3, 0) = 0x7f8ff83ec000</text:span></text:p>
      <text:p text:style-name="P1"><text:span text:style-name="T14">close(3)<text:s text:c="32"/>= 0</text:span></text:p>
      <text:p text:style-name="P1"><text:span text:style-name="T14">access("/etc/ld.so.nohwcap", F_OK)<text:s text:c="6"/>= -1 ENOENT (No such file or directory)</text:span></text:p>
      <text:p text:style-name="P1"><text:span text:style-name="T14">openat(AT_FDCWD, "/lib/x86_64-linux-gnu/libc.so.6", O_RDONLY|O_CLOEXEC) = 3</text:span></text:p>
      <text:p text:style-name="P1"><text:span text:style-name="T14">read(3, "\177ELF\2\1\1\3\0\0\0\0\0\0\0\0\3\0&gt;\0\1\0\0\0\260\34\2\0\0\0\0\0"..., 832) = 832</text:span></text:p>
      <text:p text:style-name="P1"><text:span text:style-name="T14">fstat(3, {st_mode=S_IFREG|0755, st_size=2030544, ...}) = 0</text:span></text:p>
      <text:p text:style-name="P1"><text:span text:style-name="T14">mmap(NULL, 4131552, PROT_READ|PROT_EXEC, MAP_PRIVATE|MAP_DENYWRITE, 3, 0) = 0x7f8ff7bec000</text:span></text:p>
      <text:p text:style-name="P1"><text:span text:style-name="T14">mprotect(0x7f8ff7dd3000, 2097152, PROT_NONE) = 0</text:span></text:p>
      <text:p text:style-name="P1"><text:span text:style-name="T14">mmap(0x7f8ff7fd3000, 24576, PROT_READ|PROT_WRITE, MAP_PRIVATE|MAP_FIXED|MAP_DENYWRITE, 3, 0x1e7000) = 0x7f8ff7fd3000</text:span></text:p>
      <text:p text:style-name="P1"><text:span text:style-name="T14">mmap(0x7f8ff7fd9000, 15072, PROT_READ|PROT_WRITE, MAP_PRIVATE|MAP_FIXED|MAP_ANONYMOUS, -1, 0) = 0x7f8ff7fd9000</text:span></text:p>
      <text:p text:style-name="P1"><text:span text:style-name="T14">close(3)<text:s text:c="32"/>= 0</text:span></text:p>
      <text:p text:style-name="P1"><text:span text:style-name="T14">mmap(NULL, 12288, PROT_READ|PROT_WRITE, MAP_PRIVATE|MAP_ANONYMOUS, -1, 0) = 0x7f8ff83e9000</text:span></text:p>
      <text:p text:style-name="P1"><text:span text:style-name="T14">arch_prctl(ARCH_SET_FS, 0x7f8ff83e9740) = 0</text:span></text:p>
      <text:p text:style-name="P1"><text:span text:style-name="T14">mprotect(0x7f8ff7fd3000, 16384, PROT_READ) = 0</text:span></text:p>
      <text:p text:style-name="P1"><text:span text:style-name="T14">mprotect(0x7f8ff81dd000, 4096, PROT_READ) = 0</text:span></text:p>
      <text:p text:style-name="P1"><text:span text:style-name="T14">mprotect(0x555ad58f3000, 4096, PROT_READ) = 0</text:span></text:p>
      <text:p text:style-name="P1"><text:span text:style-name="T14">mprotect(0x7f8ff8406000, 4096, PROT_READ) = 0</text:span></text:p>
      <text:p text:style-name="P1"><text:span text:style-name="T14">munmap(0x7f8ff83ec000, 98256)<text:s text:c="11"/>= 0</text:span></text:p>
      <text:p text:style-name="P1"><text:span text:style-name="T14">brk(NULL)<text:s text:c="31"/>= 0x555ad70ed000</text:span></text:p>
      <text:p text:style-name="P1"><text:span text:style-name="T14">brk(0x555ad710e000)<text:s text:c="21"/>= 0x555ad710e000</text:span></text:p>
      <text:p text:style-name="P1"><text:span text:style-name="T14">fstat(1, {st_mode=S_IFCHR|0620, st_rdev=makedev(136, 0), ...}) = 0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fstat(0, {st_mode=S_IFCHR|0620, st_rdev=makedev(136, 0), ...}) = 0</text:span></text:p>
      <text:p text:style-name="P1"><text:span text:style-name="T14">read(0, "1\n", 1024)<text:s text:c="20"/>= 2</text:span></text:p>
      <text:p text:style-name="P1"><text:span text:style-name="T14">write(1, "Enter a string to push into dequ"..., 34) = 34</text:span></text:p>
      <text:p text:style-name="P1"><text:span text:style-name="T14">read(0, "7\n", 1024)<text:s text:c="20"/>= 2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2\n", 1024)<text:s text:c="20"/>= 2</text:span></text:p>
      <text:p text:style-name="P1"><text:span text:style-name="T14">write(1, "Enter a string to push into dequ"..., 34) = 34</text:span></text:p>
      <text:p text:style-name="P1"><text:span text:style-name="T14">read(0, "5\n", 1024)<text:s text:c="20"/>= 2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3\n", 1024)<text:s text:c="20"/>= 2</text:span></text:p>
      <text:p text:style-name="P1"><text:span text:style-name="T14">write(1, "7\n", 2)<text:s text:c="22"/>= 2</text:span></text:p>
      <text:p text:style-name="P1"><text:span text:style-name="T14">write(1, "\n", 1)<text:s text:c="23"/>= 1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4\n", 1024)<text:s text:c="20"/>= 2</text:span></text:p>
      <text:p text:style-name="P1"><text:span text:style-name="T14">write(1, "5\n", 2)<text:s text:c="22"/>= 2</text:span></text:p>
      <text:p text:style-name="P1"><text:span text:style-name="T14">write(1, "\n", 1)<text:s text:c="23"/>= 1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5\n", 1024)<text:s text:c="20"/>= 2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7\n", 1024)<text:s text:c="20"/>= 2</text:span></text:p>
      <text:p text:style-name="P1"><text:span text:style-name="T14">write(1, "Not Empty\n", 10)<text:s text:c="13"/>= 10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8\n", 1024)<text:s text:c="20"/>= 2</text:span></text:p>
      <text:p text:style-name="P1"><text:span text:style-name="T14">write(1, "5\n", 2)<text:s text:c="22"/>= 2</text:span></text:p>
      <text:p text:style-name="P1"><text:span text:style-name="T14">write(1, "\n", 1)<text:s text:c="23"/>= 1</text:span></text:p>
      <text:p text:style-name="P1"><text:span text:style-name="T14">write(1, "0. Exit\n", 8)<text:s text:c="16"/>= 8</text:span></text:p>
      <text:p text:style-name="P1"><text:span text:style-name="T14">write(1, "1. Push back\n", 13)<text:s text:c="10"/>= 13</text:span></text:p>
      <text:p text:style-name="P1"><text:span text:style-name="T14">write(1, "2. Push front\n", 14)<text:s text:c="9"/>= 14</text:span></text:p>
      <text:p text:style-name="P1"><text:span text:style-name="T14">write(1, "3. Check back\n", 14)<text:s text:c="9"/>= 14</text:span></text:p>
      <text:p text:style-name="P1"><text:span text:style-name="T14">write(1, "4. Check front\n", 15)<text:s text:c="8"/>= 15</text:span></text:p>
      <text:p text:style-name="P1"><text:span text:style-name="T14">write(1, "5. Pop back\n", 12)<text:s text:c="11"/>= 12</text:span></text:p>
      <text:p text:style-name="P1"><text:span text:style-name="T14">write(1, "6. Pop front\n", 13)<text:s text:c="10"/>= 13</text:span></text:p>
      <text:p text:style-name="P1"><text:span text:style-name="T14">write(1, "7. Check empty\n", 15)<text:s text:c="8"/>= 15</text:span></text:p>
      <text:p text:style-name="P1"><text:span text:style-name="T14">write(1, "8. Pop all and show\n", 20)<text:s text:c="3"/>= 20</text:span></text:p>
      <text:p text:style-name="P1"><text:span text:style-name="T14">read(0, "0\n", 1024)<text:s text:c="20"/>= 2</text:span></text:p>
      <text:p text:style-name="P1"><text:span text:style-name="T14">exit_group(0)<text:s text:c="27"/>= ?</text:span></text:p>
      <text:p text:style-name="P1"><text:span text:style-name="T14">+++ exited with 0 +++</text:span></text:p>
      <text:p text:style-name="P1"><text:span text:style-name="T15"/></text:p>
      <text:p text:style-name="P1"><text:span text:style-name="T16"><text:tab/><text:tab/><text:tab/><text:tab/><text:tab/></text:span><text:span text:style-name="T17">lab5_dynam</text:span></text:p>
      <text:p text:style-name="P1"><text:span text:style-name="T18">execve("./run-dyn", ["./run-dyn"], 0x7ffc78328970 /* 65 vars */) = 0</text:span></text:p>
      <text:p text:style-name="P1"><text:span text:style-name="T18">brk(NULL)<text:s text:c="31"/>= 0x558045c99000</text:span></text:p>
      <text:p text:style-name="P1"><text:span text:style-name="T18">access("/etc/ld.so.nohwcap", F_OK)<text:s text:c="6"/>= -1 ENOENT (No such file or directory)</text:span></text:p>
      <text:p text:style-name="P1"><text:span text:style-name="T18">access("/etc/ld.so.preload", R_OK)<text:s text:c="6"/>= -1 ENOENT (No such file or directory)</text:span></text:p>
      <text:p text:style-name="P1"><text:span text:style-name="T18">openat(AT_FDCWD, "tls/haswell/x86_64/libdl.so.2", O_RDONLY|O_CLOEXEC) = -1 ENOENT (No such file or directory)</text:span></text:p>
      <text:p text:style-name="P1"><text:span text:style-name="T18">openat(AT_FDCWD, "tls/haswell/libdl.so.2", O_RDONLY|O_CLOEXEC) = -1 ENOENT (No such file or directory)</text:span></text:p>
      <text:p text:style-name="P1"><text:span text:style-name="T18">openat(AT_FDCWD, "tls/x86_64/libdl.so.2", O_RDONLY|O_CLOEXEC) = -1 ENOENT (No such file or directory)</text:span></text:p>
      <text:p text:style-name="P1"><text:span text:style-name="T18">openat(AT_FDCWD, "tls/libdl.so.2", O_RDONLY|O_CLOEXEC) = -1 ENOENT (No such file or directory)</text:span></text:p>
      <text:p text:style-name="P1"><text:span text:style-name="T18">openat(AT_FDCWD, "haswell/x86_64/libdl.so.2", O_RDONLY|O_CLOEXEC) = -1 ENOENT (No such file or directory)</text:span></text:p>
      <text:p text:style-name="P1"><text:span text:style-name="T18">openat(AT_FDCWD, "haswell/libdl.so.2", O_RDONLY|O_CLOEXEC) = -1 ENOENT (No such file or directory)</text:span></text:p>
      <text:p text:style-name="P1"><text:span text:style-name="T18">openat(AT_FDCWD, "x86_64/libdl.so.2", O_RDONLY|O_CLOEXEC) = -1 ENOENT (No such file or directory)</text:span></text:p>
      <text:p text:style-name="P1"><text:span text:style-name="T18">openat(AT_FDCWD, "libdl.so.2", O_RDONLY|O_CLOEXEC) = -1 ENOENT (No such file or directory)</text:span></text:p>
      <text:p text:style-name="P1"><text:span text:style-name="T18">openat(AT_FDCWD, "/home/michael/IT/os/5/tls/haswell/x86_64/libdl.so.2", O_RDONLY|O_CLOEXEC) = -1 ENOENT (No such file or directory)</text:span></text:p>
      <text:p text:style-name="P1"><text:span text:style-name="T18">stat("/home/michael/IT/os/5/tls/haswell/x86_64", 0x7ffd343e3d50) = -1 ENOENT (No such file or directory)</text:span></text:p>
      <text:p text:style-name="P1"><text:span text:style-name="T18">openat(AT_FDCWD, "/home/michael/IT/os/5/tls/haswell/libdl.so.2", O_RDONLY|O_CLOEXEC) = -1 ENOENT (No such file or directory)</text:span></text:p>
      <text:p text:style-name="P1"><text:span text:style-name="T18">stat("/home/michael/IT/os/5/tls/haswell", 0x7ffd343e3d50) = -1 ENOENT (No such file or directory)</text:span></text:p>
      <text:p text:style-name="P1"><text:span text:style-name="T18">openat(AT_FDCWD, "/home/michael/IT/os/5/tls/x86_64/libdl.so.2", O_RDONLY|O_CLOEXEC) = -1 ENOENT (No such file or directory)</text:span></text:p>
      <text:p text:style-name="P1"><text:span text:style-name="T18">stat("/home/michael/IT/os/5/tls/x86_64", 0x7ffd343e3d50) = -1 ENOENT (No such file or directory)</text:span></text:p>
      <text:p text:style-name="P1"><text:span text:style-name="T18">openat(AT_FDCWD, "/home/michael/IT/os/5/tls/libdl.so.2", O_RDONLY|O_CLOEXEC) = -1 ENOENT (No such file or directory)</text:span></text:p>
      <text:p text:style-name="P1"><text:span text:style-name="T18">stat("/home/michael/IT/os/5/tls", 0x7ffd343e3d50) = -1 ENOENT (No such file or directory)</text:span></text:p>
      <text:p text:style-name="P1"><text:span text:style-name="T18">openat(AT_FDCWD, "/home/michael/IT/os/5/haswell/x86_64/libdl.so.2", O_RDONLY|O_CLOEXEC) = -1 ENOENT (No such file or directory)</text:span></text:p>
      <text:p text:style-name="P1"><text:span text:style-name="T18">stat("/home/michael/IT/os/5/haswell/x86_64", 0x7ffd343e3d50) = -1 ENOENT (No such file or directory)</text:span></text:p>
      <text:p text:style-name="P1"><text:span text:style-name="T18">openat(AT_FDCWD, "/home/michael/IT/os/5/haswell/libdl.so.2", O_RDONLY|O_CLOEXEC) = -1 ENOENT (No such file or directory)</text:span></text:p>
      <text:p text:style-name="P1"><text:span text:style-name="T18">stat("/home/michael/IT/os/5/haswell", 0x7ffd343e3d50) = -1 ENOENT (No such file or directory)</text:span></text:p>
      <text:p text:style-name="P1"><text:span text:style-name="T18">openat(AT_FDCWD, "/home/michael/IT/os/5/x86_64/libdl.so.2", O_RDONLY|O_CLOEXEC) = -1 ENOENT (No such file or directory)</text:span></text:p>
      <text:p text:style-name="P1"><text:span text:style-name="T18">stat("/home/michael/IT/os/5/x86_64", 0x7ffd343e3d50) = -1 ENOENT (No such file or directory)</text:span></text:p>
      <text:p text:style-name="P1"><text:span text:style-name="T18">openat(AT_FDCWD, "/home/michael/IT/os/5/libdl.so.2", O_RDONLY|O_CLOEXEC) = -1 ENOENT (No such file or directory)</text:span></text:p>
      <text:p text:style-name="P1"><text:span text:style-name="T18">stat("/home/michael/IT/os/5", {st_mode=S_IFDIR|0755, st_size=4096, ...}) = 0</text:span></text:p>
      <text:p text:style-name="P1"><text:span text:style-name="T18">openat(AT_FDCWD, "/etc/ld.so.cache", O_RDONLY|O_CLOEXEC) = 3</text:span></text:p>
      <text:p text:style-name="P1"><text:span text:style-name="T18">fstat(3, {st_mode=S_IFREG|0644, st_size=98256, ...}) = 0</text:span></text:p>
      <text:p text:style-name="P1"><text:span text:style-name="T18">mmap(NULL, 98256, PROT_READ, MAP_PRIVATE, 3, 0) = 0x7f1548aa4000</text:span></text:p>
      <text:p text:style-name="P1"><text:span text:style-name="T18">close(3)<text:s text:c="32"/>= 0</text:span></text:p>
      <text:p text:style-name="P1"><text:span text:style-name="T18">access("/etc/ld.so.nohwcap", F_OK)<text:s text:c="6"/>= -1 ENOENT (No such file or directory)</text:span></text:p>
      <text:p text:style-name="P1"><text:span text:style-name="T18">openat(AT_FDCWD, "/lib/x86_64-linux-gnu/libdl.so.2", O_RDONLY|O_CLOEXEC) = 3</text:span></text:p>
      <text:p text:style-name="P1"><text:span text:style-name="T18">read(3, "\177ELF\2\1\1\0\0\0\0\0\0\0\0\0\3\0&gt;\0\1\0\0\0P\16\0\0\0\0\0\0"..., 832) = 832</text:span></text:p>
      <text:p text:style-name="P1"><text:span text:style-name="T18">fstat(3, {st_mode=S_IFREG|0644, st_size=14560, ...}) = 0</text:span></text:p>
      <text:p text:style-name="P1"><text:span text:style-name="T18">mmap(NULL, 8192, PROT_READ|PROT_WRITE, MAP_PRIVATE|MAP_ANONYMOUS, -1, 0) = 0x7f1548aa2000</text:span></text:p>
      <text:p text:style-name="P1"><text:span text:style-name="T18">mmap(NULL, 2109712, PROT_READ|PROT_EXEC, MAP_PRIVATE|MAP_DENYWRITE, 3, 0) = 0x7f1548691000</text:span></text:p>
      <text:p text:style-name="P1"><text:span text:style-name="T18">mprotect(0x7f1548694000, 2093056, PROT_NONE) = 0</text:span></text:p>
      <text:p text:style-name="P1"><text:span text:style-name="T18">mmap(0x7f1548893000, 8192, PROT_READ|PROT_WRITE, MAP_PRIVATE|MAP_FIXED|MAP_DENYWRITE, 3, 0x2000) = 0x7f1548893000</text:span></text:p>
      <text:p text:style-name="P1"><text:span text:style-name="T18">close(3)<text:s text:c="32"/>= 0</text:span></text:p>
      <text:p text:style-name="P1"><text:span text:style-name="T18">openat(AT_FDCWD, "tls/haswell/x86_64/libc.so.6", O_RDONLY|O_CLOEXEC) = -1 ENOENT (No such file or directory)</text:span></text:p>
      <text:p text:style-name="P1"><text:span text:style-name="T18">openat(AT_FDCWD, "tls/haswell/libc.so.6", O_RDONLY|O_CLOEXEC) = -1 ENOENT (No such file or directory)</text:span></text:p>
      <text:p text:style-name="P1"><text:span text:style-name="T18">openat(AT_FDCWD, "tls/x86_64/libc.so.6", O_RDONLY|O_CLOEXEC) = -1 ENOENT (No such file or directory)</text:span></text:p>
      <text:p text:style-name="P1"><text:span text:style-name="T18">openat(AT_FDCWD, "tls/libc.so.6", O_RDONLY|O_CLOEXEC) = -1 ENOENT (No such file or directory)</text:span></text:p>
      <text:p text:style-name="P1"><text:span text:style-name="T18">openat(AT_FDCWD, "haswell/x86_64/libc.so.6", O_RDONLY|O_CLOEXEC) = -1 ENOENT (No such file or directory)</text:span></text:p>
      <text:p text:style-name="P1"><text:span text:style-name="T18">openat(AT_FDCWD, "haswell/libc.so.6", O_RDONLY|O_CLOEXEC) = -1 ENOENT (No such file or directory)</text:span></text:p>
      <text:p text:style-name="P1"><text:span text:style-name="T18">openat(AT_FDCWD, "x86_64/libc.so.6", O_RDONLY|O_CLOEXEC) = -1 ENOENT (No such file or directory)</text:span></text:p>
      <text:p text:style-name="P1"><text:span text:style-name="T18">openat(AT_FDCWD, "libc.so.6", O_RDONLY|O_CLOEXEC) = -1 ENOENT (No such file or directory)</text:span></text:p>
      <text:p text:style-name="P1"><text:span text:style-name="T18">openat(AT_FDCWD, "/home/michael/IT/os/5/libc.so.6", O_RDONLY|O_CLOEXEC) = -1 ENOENT (No such file or directory)</text:span></text:p>
      <text:p text:style-name="P1"><text:span text:style-name="T18">access("/etc/ld.so.nohwcap", F_OK)<text:s text:c="6"/>= -1 ENOENT (No such file or directory)</text:span></text:p>
      <text:p text:style-name="P1"><text:span text:style-name="T18">openat(AT_FDCWD, "/lib/x86_64-linux-gnu/libc.so.6", O_RDONLY|O_CLOEXEC) = 3</text:span></text:p>
      <text:p text:style-name="P1"><text:span text:style-name="T18">read(3, "\177ELF\2\1\1\3\0\0\0\0\0\0\0\0\3\0&gt;\0\1\0\0\0\260\34\2\0\0\0\0\0"..., 832) = 832</text:span></text:p>
      <text:p text:style-name="P1"><text:span text:style-name="T18">fstat(3, {st_mode=S_IFREG|0755, st_size=2030544, ...}) = 0</text:span></text:p>
      <text:p text:style-name="P1"><text:span text:style-name="T18">mmap(NULL, 4131552, PROT_READ|PROT_EXEC, MAP_PRIVATE|MAP_DENYWRITE, 3, 0) = 0x7f15482a0000</text:span></text:p>
      <text:p text:style-name="P1"><text:span text:style-name="T18">mprotect(0x7f1548487000, 2097152, PROT_NONE) = 0</text:span></text:p>
      <text:p text:style-name="P1"><text:span text:style-name="T18">mmap(0x7f1548687000, 24576, PROT_READ|PROT_WRITE, MAP_PRIVATE|MAP_FIXED|MAP_DENYWRITE, 3, 0x1e7000) = 0x7f1548687000</text:span></text:p>
      <text:p text:style-name="P1"><text:span text:style-name="T18">mmap(0x7f154868d000, 15072, PROT_READ|PROT_WRITE, MAP_PRIVATE|MAP_FIXED|MAP_ANONYMOUS, -1, 0) = 0x7f154868d000</text:span></text:p>
      <text:p text:style-name="P1"><text:span text:style-name="T18">close(3)<text:s text:c="32"/>= 0</text:span></text:p>
      <text:p text:style-name="P1"><text:span text:style-name="T18">mmap(NULL, 12288, PROT_READ|PROT_WRITE, MAP_PRIVATE|MAP_ANONYMOUS, -1, 0) = 0x7f1548a9f000</text:span></text:p>
      <text:p text:style-name="P1"><text:span text:style-name="T18">arch_prctl(ARCH_SET_FS, 0x7f1548a9f740) = 0</text:span></text:p>
      <text:p text:style-name="P1"><text:span text:style-name="T18">mprotect(0x7f1548687000, 16384, PROT_READ) = 0</text:span></text:p>
      <text:p text:style-name="P1"><text:span text:style-name="T18">mprotect(0x7f1548893000, 4096, PROT_READ) = 0</text:span></text:p>
      <text:p text:style-name="P1"><text:span text:style-name="T18">mprotect(0x5580440b6000, 4096, PROT_READ) = 0</text:span></text:p>
      <text:p text:style-name="P1"><text:span text:style-name="T18">mprotect(0x7f1548abc000, 4096, PROT_READ) = 0</text:span></text:p>
      <text:p text:style-name="P1"><text:span text:style-name="T18">munmap(0x7f1548aa4000, 98256)<text:s text:c="11"/>= 0</text:span></text:p>
      <text:p text:style-name="P1"><text:span text:style-name="T18">openat(AT_FDCWD, "tls/haswell/x86_64/lib.so", O_RDONLY|O_CLOEXEC) = -1 ENOENT (No such file or directory)</text:span></text:p>
      <text:p text:style-name="P1"><text:span text:style-name="T18">openat(AT_FDCWD, "tls/haswell/lib.so", O_RDONLY|O_CLOEXEC) = -1 ENOENT (No such file or directory)</text:span></text:p>
      <text:p text:style-name="P1"><text:span text:style-name="T18">openat(AT_FDCWD, "tls/x86_64/lib.so", O_RDONLY|O_CLOEXEC) = -1 ENOENT (No such file or directory)</text:span></text:p>
      <text:p text:style-name="P1"><text:span text:style-name="T18">openat(AT_FDCWD, "tls/lib.so", O_RDONLY|O_CLOEXEC) = -1 ENOENT (No such file or directory)</text:span></text:p>
      <text:p text:style-name="P1"><text:span text:style-name="T18">openat(AT_FDCWD, "haswell/x86_64/lib.so", O_RDONLY|O_CLOEXEC) = -1 ENOENT (No such file or directory)</text:span></text:p>
      <text:p text:style-name="P1"><text:span text:style-name="T18">openat(AT_FDCWD, "haswell/lib.so", O_RDONLY|O_CLOEXEC) = -1 ENOENT (No such file or directory)</text:span></text:p>
      <text:p text:style-name="P1"><text:span text:style-name="T18">openat(AT_FDCWD, "x86_64/lib.so", O_RDONLY|O_CLOEXEC) = -1 ENOENT (No such file or directory)</text:span></text:p>
      <text:p text:style-name="P1"><text:span text:style-name="T18">openat(AT_FDCWD, "lib.so", O_RDONLY|O_CLOEXEC) = 3</text:span></text:p>
      <text:p text:style-name="P1"><text:span text:style-name="T18">read(3, "\177ELF\2\1\1\0\0\0\0\0\0\0\0\0\3\0&gt;\0\1\0\0\0@\7\0\0\0\0\0\0"..., 832) = 832</text:span></text:p>
      <text:p text:style-name="P1"><text:span text:style-name="T18">brk(NULL)<text:s text:c="31"/>= 0x558045c99000</text:span></text:p>
      <text:p text:style-name="P1"><text:span text:style-name="T18">brk(0x558045cba000)<text:s text:c="21"/>= 0x558045cba000</text:span></text:p>
      <text:p text:style-name="P1"><text:span text:style-name="T18">fstat(3, {st_mode=S_IFREG|0755, st_size=8432, ...}) = 0</text:span></text:p>
      <text:p text:style-name="P1"><text:span text:style-name="T18">getcwd("/home/michael/IT/os/5", 128)<text:s text:c="4"/>= 22</text:span></text:p>
      <text:p text:style-name="P1"><text:span text:style-name="T18">mmap(NULL, 2101312, PROT_READ|PROT_EXEC, MAP_PRIVATE|MAP_DENYWRITE, 3, 0) = 0x7f154809e000</text:span></text:p>
      <text:p text:style-name="P1"><text:span text:style-name="T18">mprotect(0x7f154809f000, 2093056, PROT_NONE) = 0</text:span></text:p>
      <text:p text:style-name="P1"><text:span text:style-name="T18">mmap(0x7f154829e000, 8192, PROT_READ|PROT_WRITE, MAP_PRIVATE|MAP_FIXED|MAP_DENYWRITE, 3, 0) = 0x7f154829e000</text:span></text:p>
      <text:p text:style-name="P1"><text:span text:style-name="T18">close(3)<text:s text:c="32"/>= 0</text:span></text:p>
      <text:p text:style-name="P1"><text:span text:style-name="T18">mprotect(0x7f154829e000, 4096, PROT_READ) = 0</text:span></text:p>
      <text:p text:style-name="P1"><text:span text:style-name="T18">fstat(1, {st_mode=S_IFCHR|0620, st_rdev=makedev(136, 0), ...}) = 0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fstat(0, {st_mode=S_IFCHR|0620, st_rdev=makedev(136, 0), ...}) = 0</text:span></text:p>
      <text:p text:style-name="P1"><text:span text:style-name="T18">read(0, "1\n", 1024)<text:s text:c="20"/>= 2</text:span></text:p>
      <text:p text:style-name="P1"><text:span text:style-name="T18">write(1, "Enter a string to push into dequ"..., 34) = 34</text:span></text:p>
      <text:p text:style-name="P1"><text:span text:style-name="T18">read(0, "7\n", 1024)<text:s text:c="20"/>= 2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2\n", 1024)<text:s text:c="20"/>= 2</text:span></text:p>
      <text:p text:style-name="P1"><text:span text:style-name="T18">write(1, "Enter a string to push into dequ"..., 34) = 34</text:span></text:p>
      <text:p text:style-name="P1"><text:span text:style-name="T18">read(0, "5\n", 1024)<text:s text:c="20"/>= 2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3\n", 1024)<text:s text:c="20"/>= 2</text:span></text:p>
      <text:p text:style-name="P1"><text:span text:style-name="T18">write(1, "7\n", 2)<text:s text:c="22"/>= 2</text:span></text:p>
      <text:p text:style-name="P1"><text:span text:style-name="T18">write(1, "\n", 1)<text:s text:c="23"/>= 1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4\n", 1024)<text:s text:c="20"/>= 2</text:span></text:p>
      <text:p text:style-name="P1"><text:span text:style-name="T18">write(1, "5\n", 2)<text:s text:c="22"/>= 2</text:span></text:p>
      <text:p text:style-name="P1"><text:span text:style-name="T18">write(1, "\n", 1)<text:s text:c="23"/>= 1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5\n", 1024)<text:s text:c="20"/>= 2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7\n", 1024)<text:s text:c="20"/>= 2</text:span></text:p>
      <text:p text:style-name="P1"><text:span text:style-name="T18">write(1, "Not Empty\n", 10)<text:s text:c="13"/>= 10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8\n", 1024)<text:s text:c="20"/>= 2</text:span></text:p>
      <text:p text:style-name="P1"><text:span text:style-name="T18">write(1, "5\n", 2)<text:s text:c="22"/>= 2</text:span></text:p>
      <text:p text:style-name="P1"><text:span text:style-name="T18">write(1, "\n", 1)<text:s text:c="23"/>= 1</text:span></text:p>
      <text:p text:style-name="P1"><text:span text:style-name="T18">write(1, "0. Exit\n", 8)<text:s text:c="16"/>= 8</text:span></text:p>
      <text:p text:style-name="P1"><text:span text:style-name="T18">write(1, "1. Push back\n", 13)<text:s text:c="10"/>= 13</text:span></text:p>
      <text:p text:style-name="P1"><text:span text:style-name="T18">write(1, "2. Push front\n", 14)<text:s text:c="9"/>= 14</text:span></text:p>
      <text:p text:style-name="P1"><text:span text:style-name="T18">write(1, "3. Check back\n", 14)<text:s text:c="9"/>= 14</text:span></text:p>
      <text:p text:style-name="P1"><text:span text:style-name="T18">write(1, "4. Check front\n", 15)<text:s text:c="8"/>= 15</text:span></text:p>
      <text:p text:style-name="P1"><text:span text:style-name="T18">write(1, "5. Pop back\n", 12)<text:s text:c="11"/>= 12</text:span></text:p>
      <text:p text:style-name="P1"><text:span text:style-name="T18">write(1, "6. Pop front\n", 13)<text:s text:c="10"/>= 13</text:span></text:p>
      <text:p text:style-name="P1"><text:span text:style-name="T18">write(1, "7. Check empty\n", 15)<text:s text:c="8"/>= 15</text:span></text:p>
      <text:p text:style-name="P1"><text:span text:style-name="T18">write(1, "8. Pop all and show\n", 20)<text:s text:c="3"/>= 20</text:span></text:p>
      <text:p text:style-name="P1"><text:span text:style-name="T18">read(0, "0\n", 1024)<text:s text:c="20"/>= 2</text:span></text:p>
      <text:p text:style-name="P1"><text:span text:style-name="T18">exit_group(0)<text:s text:c="27"/>= ?</text:span></text:p>
      <text:p text:style-name="P1"><text:span text:style-name="T18">+++ exited with 0 +++</text:span></text:p>
      <text:p text:style-name="P1"><text:span text:style-name="T18"><text:tab/><text:tab/><text:tab/><text:tab/><text:tab/></text:span><text:span text:style-name="T19">lab6</text:span></text:p>
      <text:p text:style-name="P1"><text:span text:style-name="T20">execve("./main", ["./main"], 0x7ffcda6a9b60 /* 64 vars */) = 0</text:span></text:p>
      <text:p text:style-name="P1"><text:span text:style-name="T20">brk(NULL)<text:s text:c="31"/>= 0x55e3b63c7000</text:span></text:p>
      <text:p text:style-name="P1"><text:span text:style-name="T20">access("/etc/ld.so.nohwcap", F_OK)<text:s text:c="6"/>= -1 ENOENT (No such file or directory)</text:span></text:p>
      <text:p text:style-name="P1"><text:span text:style-name="T20">access("/etc/ld.so.preload", R_OK)<text:s text:c="6"/>= -1 ENOENT (No such file or directory)</text:span></text:p>
      <text:p text:style-name="P1"><text:span text:style-name="T20">openat(AT_FDCWD, "/etc/ld.so.cache", O_RDONLY|O_CLOEXEC) = 3</text:span></text:p>
      <text:p text:style-name="P1"><text:span text:style-name="T20">fstat(3, {st_mode=S_IFREG|0644, st_size=98256, ...}) = 0</text:span></text:p>
      <text:p text:style-name="P1"><text:span text:style-name="T20">mmap(NULL, 98256, PROT_READ, MAP_PRIVATE, 3, 0) = 0x7f85bf938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usr/lib/x86_64-linux-gnu/libzmq.so.5", O_RDONLY|O_CLOEXEC) = 3</text:span></text:p>
      <text:p text:style-name="P1"><text:span text:style-name="T20">read(3, "\177ELF\2\1\1\0\0\0\0\0\0\0\0\0\3\0&gt;\0\1\0\0\0P?\1\0\0\0\0\0"..., 832) = 832</text:span></text:p>
      <text:p text:style-name="P1"><text:span text:style-name="T20">fstat(3, {st_mode=S_IFREG|0644, st_size=630464, ...}) = 0</text:span></text:p>
      <text:p text:style-name="P1"><text:span text:style-name="T20">mmap(NULL, 8192, PROT_READ|PROT_WRITE, MAP_PRIVATE|MAP_ANONYMOUS, -1, 0) = 0x7f85bf936000</text:span></text:p>
      <text:p text:style-name="P1"><text:span text:style-name="T20">mmap(NULL, 2725560, PROT_READ|PROT_EXEC, MAP_PRIVATE|MAP_DENYWRITE, 3, 0) = 0x7f85bf48f000</text:span></text:p>
      <text:p text:style-name="P1"><text:span text:style-name="T20">mprotect(0x7f85bf522000, 2097152, PROT_NONE) = 0</text:span></text:p>
      <text:p text:style-name="P1"><text:span text:style-name="T20">mmap(0x7f85bf722000, 28672, PROT_READ|PROT_WRITE, MAP_PRIVATE|MAP_FIXED|MAP_DENYWRITE, 3, 0x93000) = 0x7f85bf722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usr/lib/x86_64-linux-gnu/libstdc++.so.6", O_RDONLY|O_CLOEXEC) = 3</text:span></text:p>
      <text:p text:style-name="P1"><text:span text:style-name="T20">read(3, "\177ELF\2\1\1\3\0\0\0\0\0\0\0\0\3\0&gt;\0\1\0\0\0\220\304\10\0\0\0\0\0"..., 832) = 832</text:span></text:p>
      <text:p text:style-name="P1"><text:span text:style-name="T20">fstat(3, {st_mode=S_IFREG|0644, st_size=1594864, ...}) = 0</text:span></text:p>
      <text:p text:style-name="P1"><text:span text:style-name="T20">mmap(NULL, 3702848, PROT_READ|PROT_EXEC, MAP_PRIVATE|MAP_DENYWRITE, 3, 0) = 0x7f85bf106000</text:span></text:p>
      <text:p text:style-name="P1"><text:span text:style-name="T20">mprotect(0x7f85bf27f000, 2097152, PROT_NONE) = 0</text:span></text:p>
      <text:p text:style-name="P1"><text:span text:style-name="T20">mmap(0x7f85bf47f000, 49152, PROT_READ|PROT_WRITE, MAP_PRIVATE|MAP_FIXED|MAP_DENYWRITE, 3, 0x179000) = 0x7f85bf47f000</text:span></text:p>
      <text:p text:style-name="P1"><text:span text:style-name="T20">mmap(0x7f85bf48b000, 12352, PROT_READ|PROT_WRITE, MAP_PRIVATE|MAP_FIXED|MAP_ANONYMOUS, -1, 0) = 0x7f85bf48b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libgcc_s.so.1", O_RDONLY|O_CLOEXEC) = 3</text:span></text:p>
      <text:p text:style-name="P1"><text:span text:style-name="T20">read(3, "\177ELF\2\1\1\0\0\0\0\0\0\0\0\0\3\0&gt;\0\1\0\0\0\300*\0\0\0\0\0\0"..., 832) = 832</text:span></text:p>
      <text:p text:style-name="P1"><text:span text:style-name="T20">fstat(3, {st_mode=S_IFREG|0644, st_size=96616, ...}) = 0</text:span></text:p>
      <text:p text:style-name="P1"><text:span text:style-name="T20">mmap(NULL, 2192432, PROT_READ|PROT_EXEC, MAP_PRIVATE|MAP_DENYWRITE, 3, 0) = 0x7f85beeee000</text:span></text:p>
      <text:p text:style-name="P1"><text:span text:style-name="T20">mprotect(0x7f85bef05000, 2093056, PROT_NONE) = 0</text:span></text:p>
      <text:p text:style-name="P1"><text:span text:style-name="T20">mmap(0x7f85bf104000, 8192, PROT_READ|PROT_WRITE, MAP_PRIVATE|MAP_FIXED|MAP_DENYWRITE, 3, 0x16000) = 0x7f85bf104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libpthread.so.0", O_RDONLY|O_CLOEXEC) = 3</text:span></text:p>
      <text:p text:style-name="P1"><text:span text:style-name="T20">read(3, "\177ELF\2\1\1\0\0\0\0\0\0\0\0\0\3\0&gt;\0\1\0\0\0000b\0\0\0\0\0\0"..., 832) = 832</text:span></text:p>
      <text:p text:style-name="P1"><text:span text:style-name="T20">fstat(3, {st_mode=S_IFREG|0755, st_size=144976, ...}) = 0</text:span></text:p>
      <text:p text:style-name="P1"><text:span text:style-name="T20">mmap(NULL, 2221184, PROT_READ|PROT_EXEC, MAP_PRIVATE|MAP_DENYWRITE, 3, 0) = 0x7f85beccf000</text:span></text:p>
      <text:p text:style-name="P1"><text:span text:style-name="T20">mprotect(0x7f85bece9000, 2093056, PROT_NONE) = 0</text:span></text:p>
      <text:p text:style-name="P1"><text:span text:style-name="T20">mmap(0x7f85beee8000, 8192, PROT_READ|PROT_WRITE, MAP_PRIVATE|MAP_FIXED|MAP_DENYWRITE, 3, 0x19000) = 0x7f85beee8000</text:span></text:p>
      <text:p text:style-name="P1"><text:span text:style-name="T20">mmap(0x7f85beeea000, 13440, PROT_READ|PROT_WRITE, MAP_PRIVATE|MAP_FIXED|MAP_ANONYMOUS, -1, 0) = 0x7f85beeea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libc.so.6", O_RDONLY|O_CLOEXEC) = 3</text:span></text:p>
      <text:p text:style-name="P1"><text:span text:style-name="T20">read(3, "\177ELF\2\1\1\3\0\0\0\0\0\0\0\0\3\0&gt;\0\1\0\0\0\260\34\2\0\0\0\0\0"..., 832) = 832</text:span></text:p>
      <text:p text:style-name="P1"><text:span text:style-name="T20">fstat(3, {st_mode=S_IFREG|0755, st_size=2030544, ...}) = 0</text:span></text:p>
      <text:p text:style-name="P1"><text:span text:style-name="T20">mmap(NULL, 4131552, PROT_READ|PROT_EXEC, MAP_PRIVATE|MAP_DENYWRITE, 3, 0) = 0x7f85be8de000</text:span></text:p>
      <text:p text:style-name="P1"><text:span text:style-name="T20">mprotect(0x7f85beac5000, 2097152, PROT_NONE) = 0</text:span></text:p>
      <text:p text:style-name="P1"><text:span text:style-name="T20">mmap(0x7f85becc5000, 24576, PROT_READ|PROT_WRITE, MAP_PRIVATE|MAP_FIXED|MAP_DENYWRITE, 3, 0x1e7000) = 0x7f85becc5000</text:span></text:p>
      <text:p text:style-name="P1"><text:span text:style-name="T20">mmap(0x7f85beccb000, 15072, PROT_READ|PROT_WRITE, MAP_PRIVATE|MAP_FIXED|MAP_ANONYMOUS, -1, 0) = 0x7f85beccb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usr/lib/x86_64-linux-gnu/libsodium.so.23", O_RDONLY|O_CLOEXEC) = 3</text:span></text:p>
      <text:p text:style-name="P1"><text:span text:style-name="T20">read(3, "\177ELF\2\1\1\0\0\0\0\0\0\0\0\0\3\0&gt;\0\1\0\0\0\340\251\0\0\0\0\0\0"..., 832) = 832</text:span></text:p>
      <text:p text:style-name="P1"><text:span text:style-name="T20">fstat(3, {st_mode=S_IFREG|0644, st_size=330440, ...}) = 0</text:span></text:p>
      <text:p text:style-name="P1"><text:span text:style-name="T20">mmap(NULL, 2425864, PROT_READ|PROT_EXEC, MAP_PRIVATE|MAP_DENYWRITE, 3, 0) = 0x7f85be68d000</text:span></text:p>
      <text:p text:style-name="P1"><text:span text:style-name="T20">mprotect(0x7f85be6dd000, 2093056, PROT_NONE) = 0</text:span></text:p>
      <text:p text:style-name="P1"><text:span text:style-name="T20">mmap(0x7f85be8dc000, 8192, PROT_READ|PROT_WRITE, MAP_PRIVATE|MAP_FIXED|MAP_DENYWRITE, 3, 0x4f000) = 0x7f85be8dc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usr/lib/x86_64-linux-gnu/libpgm-5.2.so.0", O_RDONLY|O_CLOEXEC) = 3</text:span></text:p>
      <text:p text:style-name="P1"><text:span text:style-name="T20">read(3, "\177ELF\2\1\1\0\0\0\0\0\0\0\0\0\3\0&gt;\0\1\0\0\0000;\0\0\0\0\0\0"..., 832) = 832</text:span></text:p>
      <text:p text:style-name="P1"><text:span text:style-name="T20">fstat(3, {st_mode=S_IFREG|0644, st_size=293784, ...}) = 0</text:span></text:p>
      <text:p text:style-name="P1"><text:span text:style-name="T20">mmap(NULL, 8192, PROT_READ|PROT_WRITE, MAP_PRIVATE|MAP_ANONYMOUS, -1, 0) = 0x7f85bf934000</text:span></text:p>
      <text:p text:style-name="P1"><text:span text:style-name="T20">mmap(NULL, 2406448, PROT_READ|PROT_EXEC, MAP_PRIVATE|MAP_DENYWRITE, 3, 0) = 0x7f85be441000</text:span></text:p>
      <text:p text:style-name="P1"><text:span text:style-name="T20">mprotect(0x7f85be488000, 2093056, PROT_NONE) = 0</text:span></text:p>
      <text:p text:style-name="P1"><text:span text:style-name="T20">mmap(0x7f85be687000, 8192, PROT_READ|PROT_WRITE, MAP_PRIVATE|MAP_FIXED|MAP_DENYWRITE, 3, 0x46000) = 0x7f85be687000</text:span></text:p>
      <text:p text:style-name="P1"><text:span text:style-name="T20">mmap(0x7f85be689000, 14384, PROT_READ|PROT_WRITE, MAP_PRIVATE|MAP_FIXED|MAP_ANONYMOUS, -1, 0) = 0x7f85be689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usr/lib/x86_64-linux-gnu/libnorm.so.1", O_RDONLY|O_CLOEXEC) = 3</text:span></text:p>
      <text:p text:style-name="P1"><text:span text:style-name="T20">read(3, "\177ELF\2\1\1\0\0\0\0\0\0\0\0\0\3\0&gt;\0\1\0\0\0000\374\1\0\0\0\0\0"..., 832) = 832</text:span></text:p>
      <text:p text:style-name="P1"><text:span text:style-name="T20">fstat(3, {st_mode=S_IFREG|0644, st_size=522248, ...}) = 0</text:span></text:p>
      <text:p text:style-name="P1"><text:span text:style-name="T20">mmap(NULL, 3340624, PROT_READ|PROT_EXEC, MAP_PRIVATE|MAP_DENYWRITE, 3, 0) = 0x7f85be111000</text:span></text:p>
      <text:p text:style-name="P1"><text:span text:style-name="T20">mprotect(0x7f85be18e000, 2097152, PROT_NONE) = 0</text:span></text:p>
      <text:p text:style-name="P1"><text:span text:style-name="T20">mmap(0x7f85be38e000, 12288, PROT_READ|PROT_WRITE, MAP_PRIVATE|MAP_FIXED|MAP_DENYWRITE, 3, 0x7d000) = 0x7f85be38e000</text:span></text:p>
      <text:p text:style-name="P1"><text:span text:style-name="T20">mmap(0x7f85be391000, 719184, PROT_READ|PROT_WRITE, MAP_PRIVATE|MAP_FIXED|MAP_ANONYMOUS, -1, 0) = 0x7f85be391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librt.so.1", O_RDONLY|O_CLOEXEC) = 3</text:span></text:p>
      <text:p text:style-name="P1"><text:span text:style-name="T20">read(3, "\177ELF\2\1\1\0\0\0\0\0\0\0\0\0\3\0&gt;\0\1\0\0\0\0\"\0\0\0\0\0\0"..., 832) = 832</text:span></text:p>
      <text:p text:style-name="P1"><text:span text:style-name="T20">fstat(3, {st_mode=S_IFREG|0644, st_size=31680, ...}) = 0</text:span></text:p>
      <text:p text:style-name="P1"><text:span text:style-name="T20">mmap(NULL, 2128864, PROT_READ|PROT_EXEC, MAP_PRIVATE|MAP_DENYWRITE, 3, 0) = 0x7f85bdf09000</text:span></text:p>
      <text:p text:style-name="P1"><text:span text:style-name="T20">mprotect(0x7f85bdf10000, 2093056, PROT_NONE) = 0</text:span></text:p>
      <text:p text:style-name="P1"><text:span text:style-name="T20">mmap(0x7f85be10f000, 8192, PROT_READ|PROT_WRITE, MAP_PRIVATE|MAP_FIXED|MAP_DENYWRITE, 3, 0x6000) = 0x7f85be10f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libm.so.6", O_RDONLY|O_CLOEXEC) = 3</text:span></text:p>
      <text:p text:style-name="P1"><text:span text:style-name="T20">read(3, "\177ELF\2\1\1\3\0\0\0\0\0\0\0\0\3\0&gt;\0\1\0\0\0\200\272\0\0\0\0\0\0"..., 832) = 832</text:span></text:p>
      <text:p text:style-name="P1"><text:span text:style-name="T20">fstat(3, {st_mode=S_IFREG|0644, st_size=1700792, ...}) = 0</text:span></text:p>
      <text:p text:style-name="P1"><text:span text:style-name="T20">mmap(NULL, 3789144, PROT_READ|PROT_EXEC, MAP_PRIVATE|MAP_DENYWRITE, 3, 0) = 0x7f85bdb6b000</text:span></text:p>
      <text:p text:style-name="P1"><text:span text:style-name="T20">mprotect(0x7f85bdd08000, 2093056, PROT_NONE) = 0</text:span></text:p>
      <text:p text:style-name="P1"><text:span text:style-name="T20">mmap(0x7f85bdf07000, 8192, PROT_READ|PROT_WRITE, MAP_PRIVATE|MAP_FIXED|MAP_DENYWRITE, 3, 0x19c000) = 0x7f85bdf07000</text:span></text:p>
      <text:p text:style-name="P1"><text:span text:style-name="T20">close(3)<text:s text:c="32"/>= 0</text:span></text:p>
      <text:p text:style-name="P1"><text:span text:style-name="T20">mmap(NULL, 8192, PROT_READ|PROT_WRITE, MAP_PRIVATE|MAP_ANONYMOUS, -1, 0) = 0x7f85bf932000</text:span></text:p>
      <text:p text:style-name="P1"><text:span text:style-name="T20">mmap(NULL, 12288, PROT_READ|PROT_WRITE, MAP_PRIVATE|MAP_ANONYMOUS, -1, 0) = 0x7f85bf92f000</text:span></text:p>
      <text:p text:style-name="P1"><text:span text:style-name="T20">arch_prctl(ARCH_SET_FS, 0x7f85bf92fb80) = 0</text:span></text:p>
      <text:p text:style-name="P1"><text:span text:style-name="T20">mprotect(0x7f85becc5000, 16384, PROT_READ) = 0</text:span></text:p>
      <text:p text:style-name="P1"><text:span text:style-name="T20">mprotect(0x7f85bdf07000, 4096, PROT_READ) = 0</text:span></text:p>
      <text:p text:style-name="P1"><text:span text:style-name="T20">mprotect(0x7f85beee8000, 4096, PROT_READ) = 0</text:span></text:p>
      <text:p text:style-name="P1"><text:span text:style-name="T20">mprotect(0x7f85be10f000, 4096, PROT_READ) = 0</text:span></text:p>
      <text:p text:style-name="P1"><text:span text:style-name="T20">mprotect(0x7f85bf104000, 4096, PROT_READ) = 0</text:span></text:p>
      <text:p text:style-name="P1"><text:span text:style-name="T20">mmap(NULL, 8192, PROT_READ|PROT_WRITE, MAP_PRIVATE|MAP_ANONYMOUS, -1, 0) = 0x7f85bf92d000</text:span></text:p>
      <text:p text:style-name="P1"><text:span text:style-name="T20">mprotect(0x7f85bf47f000, 40960, PROT_READ) = 0</text:span></text:p>
      <text:p text:style-name="P1"><text:span text:style-name="T20">mprotect(0x7f85be38e000, 8192, PROT_READ) = 0</text:span></text:p>
      <text:p text:style-name="P1"><text:span text:style-name="T20">mprotect(0x7f85be687000, 4096, PROT_READ) = 0</text:span></text:p>
      <text:p text:style-name="P1"><text:span text:style-name="T20">mprotect(0x7f85be8dc000, 4096, PROT_READ) = 0</text:span></text:p>
      <text:p text:style-name="P1"><text:span text:style-name="T20">mprotect(0x7f85bf722000, 24576, PROT_READ) = 0</text:span></text:p>
      <text:p text:style-name="P1"><text:span text:style-name="T20">mprotect(0x55e3b5ea6000, 4096, PROT_READ) = 0</text:span></text:p>
      <text:p text:style-name="P1"><text:span text:style-name="T20">mprotect(0x7f85bf950000, 4096, PROT_READ) = 0</text:span></text:p>
      <text:p text:style-name="P1"><text:span text:style-name="T20">munmap(0x7f85bf938000, 98256)<text:s text:c="11"/>= 0</text:span></text:p>
      <text:p text:style-name="P1"><text:span text:style-name="T20">set_tid_address(0x7f85bf92fe50)<text:s text:c="9"/>= 3651</text:span></text:p>
      <text:p text:style-name="P1"><text:span text:style-name="T20">set_robust_list(0x7f85bf92fe60, 24)<text:s text:c="5"/>= 0</text:span></text:p>
      <text:p text:style-name="P1"><text:span text:style-name="T20">rt_sigaction(SIGRTMIN, {sa_handler=0x7f85becd4cb0, sa_mask=[], sa_flags=SA_RESTORER|SA_SIGINFO, sa_restorer=0x7f85bece1890}, NULL, 8) = 0</text:span></text:p>
      <text:p text:style-name="P1"><text:span text:style-name="T20">rt_sigaction(SIGRT_1, {sa_handler=0x7f85becd4d50, sa_mask=[], sa_flags=SA_RESTORER|SA_RESTART|SA_SIGINFO, sa_restorer=0x7f85bece1890}, NULL, 8) = 0</text:span></text:p>
      <text:p text:style-name="P1"><text:span text:style-name="T20">rt_sigprocmask(SIG_UNBLOCK, [RTMIN RT_1], NULL, 8) = 0</text:span></text:p>
      <text:p text:style-name="P1"><text:span text:style-name="T20">prlimit64(0, RLIMIT_STACK, NULL, {rlim_cur=8192*1024, rlim_max=RLIM64_INFINITY}) = 0</text:span></text:p>
      <text:p text:style-name="P1"><text:span text:style-name="T20">brk(NULL)<text:s text:c="31"/>= 0x55e3b63c7000</text:span></text:p>
      <text:p text:style-name="P1"><text:span text:style-name="T20">brk(0x55e3b63e8000)<text:s text:c="21"/>= 0x55e3b63e8000</text:span></text:p>
      <text:p text:style-name="P1"><text:span text:style-name="T20">futex(0x7f85bf48c09c, FUTEX_WAKE_PRIVATE, 2147483647) = 0</text:span></text:p>
      <text:p text:style-name="P1"><text:span text:style-name="T20">futex(0x7f85bf48c0a8, FUTEX_WAKE_PRIVATE, 2147483647) = 0</text:span></text:p>
      <text:p text:style-name="P1"><text:span text:style-name="T20">openat(AT_FDCWD, "/sys/devices/system/cpu/online", O_RDONLY|O_CLOEXEC) = 3</text:span></text:p>
      <text:p text:style-name="P1"><text:span text:style-name="T20">read(3, "0-7\n", 8192)<text:s text:c="18"/>= 4</text:span></text:p>
      <text:p text:style-name="P1"><text:span text:style-name="T20">close(3)<text:s text:c="32"/>= 0</text:span></text:p>
      <text:p text:style-name="P1"><text:span text:style-name="T20">openat(AT_FDCWD, "/sys/devices/system/cpu", O_RDONLY|O_NONBLOCK|O_CLOEXEC|O_DIRECTORY) = 3</text:span></text:p>
      <text:p text:style-name="P1"><text:span text:style-name="T20">fstat(3, {st_mode=S_IFDIR|0755, st_size=0, ...}) = 0</text:span></text:p>
      <text:p text:style-name="P1"><text:span text:style-name="T20">getdents(3, /* 26 entries */, 32768)<text:s text:c="4"/>= 752</text:span></text:p>
      <text:p text:style-name="P1"><text:span text:style-name="T20">getdents(3, /* 0 entries */, 32768)<text:s text:c="5"/>= 0</text:span></text:p>
      <text:p text:style-name="P1"><text:span text:style-name="T20">close(3)<text:s text:c="32"/>= 0</text:span></text:p>
      <text:p text:style-name="P1"><text:span text:style-name="T20">getpid()<text:s text:c="32"/>= 3651</text:span></text:p>
      <text:p text:style-name="P1"><text:span text:style-name="T20">sched_getaffinity(3651, 128, [0, 1, 2, 3, 4, 5, 6, 7]) = 8</text:span></text:p>
      <text:p text:style-name="P1"><text:span text:style-name="T20">openat(AT_FDCWD, "/etc/nsswitch.conf", O_RDONLY|O_CLOEXEC) = 3</text:span></text:p>
      <text:p text:style-name="P1"><text:span text:style-name="T20">fstat(3, {st_mode=S_IFREG|0644, st_size=556, ...}) = 0</text:span></text:p>
      <text:p text:style-name="P1"><text:span text:style-name="T20">read(3, "# /etc/nsswitch.conf\n#\n# Example"..., 4096) = 556</text:span></text:p>
      <text:p text:style-name="P1"><text:span text:style-name="T20">read(3, "", 4096)<text:s text:c="23"/>= 0</text:span></text:p>
      <text:p text:style-name="P1"><text:span text:style-name="T20">close(3)<text:s text:c="32"/>= 0</text:span></text:p>
      <text:p text:style-name="P1"><text:span text:style-name="T20">openat(AT_FDCWD, "/etc/ld.so.cache", O_RDONLY|O_CLOEXEC) = 3</text:span></text:p>
      <text:p text:style-name="P1"><text:span text:style-name="T20">fstat(3, {st_mode=S_IFREG|0644, st_size=98256, ...}) = 0</text:span></text:p>
      <text:p text:style-name="P1"><text:span text:style-name="T20">mmap(NULL, 98256, PROT_READ, MAP_PRIVATE, 3, 0) = 0x7f85bf938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tls/haswell/x86_64/libnss_db.so.2", O_RDONLY|O_CLOEXEC) = -1 ENOENT (No such file or directory)</text:span></text:p>
      <text:p text:style-name="P1"><text:span text:style-name="T20">stat("/lib/x86_64-linux-gnu/tls/haswell/x86_64", 0x7ffd1a0cd040) = -1 ENOENT (No such file or directory)</text:span></text:p>
      <text:p text:style-name="P1"><text:span text:style-name="T20">openat(AT_FDCWD, "/lib/x86_64-linux-gnu/tls/haswell/libnss_db.so.2", O_RDONLY|O_CLOEXEC) = -1 ENOENT (No such file or directory)</text:span></text:p>
      <text:p text:style-name="P1"><text:span text:style-name="T20">stat("/lib/x86_64-linux-gnu/tls/haswell", 0x7ffd1a0cd040) = -1 ENOENT (No such file or directory)</text:span></text:p>
      <text:p text:style-name="P1"><text:span text:style-name="T20">openat(AT_FDCWD, "/lib/x86_64-linux-gnu/tls/x86_64/libnss_db.so.2", O_RDONLY|O_CLOEXEC) = -1 ENOENT (No such file or directory)</text:span></text:p>
      <text:p text:style-name="P1"><text:span text:style-name="T20">stat("/lib/x86_64-linux-gnu/tls/x86_64", 0x7ffd1a0cd040) = -1 ENOENT (No such file or directory)</text:span></text:p>
      <text:p text:style-name="P1"><text:span text:style-name="T20">openat(AT_FDCWD, "/lib/x86_64-linux-gnu/tls/libnss_db.so.2", O_RDONLY|O_CLOEXEC) = -1 ENOENT (No such file or directory)</text:span></text:p>
      <text:p text:style-name="P1"><text:span text:style-name="T20">stat("/lib/x86_64-linux-gnu/tls", 0x7ffd1a0cd040) = -1 ENOENT (No such file or directory)</text:span></text:p>
      <text:p text:style-name="P1"><text:span text:style-name="T20">openat(AT_FDCWD, "/lib/x86_64-linux-gnu/haswell/x86_64/libnss_db.so.2", O_RDONLY|O_CLOEXEC) = -1 ENOENT (No such file or directory)</text:span></text:p>
      <text:p text:style-name="P1"><text:span text:style-name="T20">stat("/lib/x86_64-linux-gnu/haswell/x86_64", 0x7ffd1a0cd040) = -1 ENOENT (No such file or directory)</text:span></text:p>
      <text:p text:style-name="P1"><text:span text:style-name="T20">openat(AT_FDCWD, "/lib/x86_64-linux-gnu/haswell/libnss_db.so.2", O_RDONLY|O_CLOEXEC) = -1 ENOENT (No such file or directory)</text:span></text:p>
      <text:p text:style-name="P1"><text:span text:style-name="T20">stat("/lib/x86_64-linux-gnu/haswell", 0x7ffd1a0cd040) = -1 ENOENT (No such file or directory)</text:span></text:p>
      <text:p text:style-name="P1"><text:span text:style-name="T20">openat(AT_FDCWD, "/lib/x86_64-linux-gnu/x86_64/libnss_db.so.2", O_RDONLY|O_CLOEXEC) = -1 ENOENT (No such file or directory)</text:span></text:p>
      <text:p text:style-name="P1"><text:span text:style-name="T20">stat("/lib/x86_64-linux-gnu/x86_64", 0x7ffd1a0cd040) = -1 ENOENT (No such file or directory)</text:span></text:p>
      <text:p text:style-name="P1"><text:span text:style-name="T20">openat(AT_FDCWD, "/lib/x86_64-linux-gnu/libnss_db.so.2", O_RDONLY|O_CLOEXEC) = -1 ENOENT (No such file or directory)</text:span></text:p>
      <text:p text:style-name="P1"><text:span text:style-name="T20">stat("/lib/x86_64-linux-gnu", {st_mode=S_IFDIR|0755, st_size=12288, ...}) = 0</text:span></text:p>
      <text:p text:style-name="P1"><text:span text:style-name="T20">openat(AT_FDCWD, "/usr/lib/x86_64-linux-gnu/tls/haswell/x86_64/libnss_db.so.2", O_RDONLY|O_CLOEXEC) = -1 ENOENT (No such file or directory)</text:span></text:p>
      <text:p text:style-name="P1"><text:span text:style-name="T20">stat("/usr/lib/x86_64-linux-gnu/tls/haswell/x86_64", 0x7ffd1a0cd040) = -1 ENOENT (No such file or directory)</text:span></text:p>
      <text:p text:style-name="P1"><text:span text:style-name="T20">openat(AT_FDCWD, "/usr/lib/x86_64-linux-gnu/tls/haswell/libnss_db.so.2", O_RDONLY|O_CLOEXEC) = -1 ENOENT (No such file or directory)</text:span></text:p>
      <text:p text:style-name="P1"><text:span text:style-name="T20">stat("/usr/lib/x86_64-linux-gnu/tls/haswell", 0x7ffd1a0cd040) = -1 ENOENT (No such file or directory)</text:span></text:p>
      <text:p text:style-name="P1"><text:span text:style-name="T20">openat(AT_FDCWD, "/usr/lib/x86_64-linux-gnu/tls/x86_64/libnss_db.so.2", O_RDONLY|O_CLOEXEC) = -1 ENOENT (No such file or directory)</text:span></text:p>
      <text:p text:style-name="P1"><text:span text:style-name="T20">stat("/usr/lib/x86_64-linux-gnu/tls/x86_64", 0x7ffd1a0cd040) = -1 ENOENT (No such file or directory)</text:span></text:p>
      <text:p text:style-name="P1"><text:span text:style-name="T20">openat(AT_FDCWD, "/usr/lib/x86_64-linux-gnu/tls/libnss_db.so.2", O_RDONLY|O_CLOEXEC) = -1 ENOENT (No such file or directory)</text:span></text:p>
      <text:p text:style-name="P1"><text:span text:style-name="T20">stat("/usr/lib/x86_64-linux-gnu/tls", 0x7ffd1a0cd040) = -1 ENOENT (No such file or directory)</text:span></text:p>
      <text:p text:style-name="P1"><text:span text:style-name="T20">openat(AT_FDCWD, "/usr/lib/x86_64-linux-gnu/haswell/x86_64/libnss_db.so.2", O_RDONLY|O_CLOEXEC) = -1 ENOENT (No such file or directory)</text:span></text:p>
      <text:p text:style-name="P1"><text:span text:style-name="T20">stat("/usr/lib/x86_64-linux-gnu/haswell/x86_64", 0x7ffd1a0cd040) = -1 ENOENT (No such file or directory)</text:span></text:p>
      <text:p text:style-name="P1"><text:span text:style-name="T20">openat(AT_FDCWD, "/usr/lib/x86_64-linux-gnu/haswell/libnss_db.so.2", O_RDONLY|O_CLOEXEC) = -1 ENOENT (No such file or directory)</text:span></text:p>
      <text:p text:style-name="P1"><text:span text:style-name="T20">stat("/usr/lib/x86_64-linux-gnu/haswell", 0x7ffd1a0cd040) = -1 ENOENT (No such file or directory)</text:span></text:p>
      <text:p text:style-name="P1"><text:span text:style-name="T20">openat(AT_FDCWD, "/usr/lib/x86_64-linux-gnu/x86_64/libnss_db.so.2", O_RDONLY|O_CLOEXEC) = -1 ENOENT (No such file or directory)</text:span></text:p>
      <text:p text:style-name="P1"><text:span text:style-name="T20">stat("/usr/lib/x86_64-linux-gnu/x86_64", 0x7ffd1a0cd040) = -1 ENOENT (No such file or directory)</text:span></text:p>
      <text:p text:style-name="P1"><text:span text:style-name="T20">openat(AT_FDCWD, "/usr/lib/x86_64-linux-gnu/libnss_db.so.2", O_RDONLY|O_CLOEXEC) = -1 ENOENT (No such file or directory)</text:span></text:p>
      <text:p text:style-name="P1"><text:span text:style-name="T20">stat("/usr/lib/x86_64-linux-gnu", {st_mode=S_IFDIR|0755, st_size=77824, ...}) = 0</text:span></text:p>
      <text:p text:style-name="P1"><text:span text:style-name="T20">openat(AT_FDCWD, "/lib/tls/haswell/x86_64/libnss_db.so.2", O_RDONLY|O_CLOEXEC) = -1 ENOENT (No such file or directory)</text:span></text:p>
      <text:p text:style-name="P1"><text:span text:style-name="T20">stat("/lib/tls/haswell/x86_64", 0x7ffd1a0cd040) = -1 ENOENT (No such file or directory)</text:span></text:p>
      <text:p text:style-name="P1"><text:span text:style-name="T20">openat(AT_FDCWD, "/lib/tls/haswell/libnss_db.so.2", O_RDONLY|O_CLOEXEC) = -1 ENOENT (No such file or directory)</text:span></text:p>
      <text:p text:style-name="P1"><text:span text:style-name="T20">stat("/lib/tls/haswell", 0x7ffd1a0cd040) = -1 ENOENT (No such file or directory)</text:span></text:p>
      <text:p text:style-name="P1"><text:span text:style-name="T20">openat(AT_FDCWD, "/lib/tls/x86_64/libnss_db.so.2", O_RDONLY|O_CLOEXEC) = -1 ENOENT (No such file or directory)</text:span></text:p>
      <text:p text:style-name="P1"><text:span text:style-name="T20">stat("/lib/tls/x86_64", 0x7ffd1a0cd040) = -1 ENOENT (No such file or directory)</text:span></text:p>
      <text:p text:style-name="P1"><text:span text:style-name="T20">openat(AT_FDCWD, "/lib/tls/libnss_db.so.2", O_RDONLY|O_CLOEXEC) = -1 ENOENT (No such file or directory)</text:span></text:p>
      <text:p text:style-name="P1"><text:span text:style-name="T20">stat("/lib/tls", 0x7ffd1a0cd040)<text:s text:c="8"/>= -1 ENOENT (No such file or directory)</text:span></text:p>
      <text:p text:style-name="P1"><text:span text:style-name="T20">openat(AT_FDCWD, "/lib/haswell/x86_64/libnss_db.so.2", O_RDONLY|O_CLOEXEC) = -1 ENOENT (No such file or directory)</text:span></text:p>
      <text:p text:style-name="P1"><text:span text:style-name="T20">stat("/lib/haswell/x86_64", 0x7ffd1a0cd040) = -1 ENOENT (No such file or directory)</text:span></text:p>
      <text:p text:style-name="P1"><text:span text:style-name="T20">openat(AT_FDCWD, "/lib/haswell/libnss_db.so.2", O_RDONLY|O_CLOEXEC) = -1 ENOENT (No such file or directory)</text:span></text:p>
      <text:p text:style-name="P1"><text:span text:style-name="T20">stat("/lib/haswell", 0x7ffd1a0cd040)<text:s text:c="4"/>= -1 ENOENT (No such file or directory)</text:span></text:p>
      <text:p text:style-name="P1"><text:span text:style-name="T20">openat(AT_FDCWD, "/lib/x86_64/libnss_db.so.2", O_RDONLY|O_CLOEXEC) = -1 ENOENT (No such file or directory)</text:span></text:p>
      <text:p text:style-name="P1"><text:span text:style-name="T20">stat("/lib/x86_64", 0x7ffd1a0cd040)<text:s text:c="5"/>= -1 ENOENT (No such file or directory)</text:span></text:p>
      <text:p text:style-name="P1"><text:span text:style-name="T20">openat(AT_FDCWD, "/lib/libnss_db.so.2", O_RDONLY|O_CLOEXEC) = -1 ENOENT (No such file or directory)</text:span></text:p>
      <text:p text:style-name="P1"><text:span text:style-name="T20">stat("/lib", {st_mode=S_IFDIR|0755, st_size=4096, ...}) = 0</text:span></text:p>
      <text:p text:style-name="P1"><text:span text:style-name="T20">openat(AT_FDCWD, "/usr/lib/tls/haswell/x86_64/libnss_db.so.2", O_RDONLY|O_CLOEXEC) = -1 ENOENT (No such file or directory)</text:span></text:p>
      <text:p text:style-name="P1"><text:span text:style-name="T20">stat("/usr/lib/tls/haswell/x86_64", 0x7ffd1a0cd040) = -1 ENOENT (No such file or directory)</text:span></text:p>
      <text:p text:style-name="P1"><text:span text:style-name="T20">openat(AT_FDCWD, "/usr/lib/tls/haswell/libnss_db.so.2", O_RDONLY|O_CLOEXEC) = -1 ENOENT (No such file or directory)</text:span></text:p>
      <text:p text:style-name="P1"><text:span text:style-name="T20">stat("/usr/lib/tls/haswell", 0x7ffd1a0cd040) = -1 ENOENT (No such file or directory)</text:span></text:p>
      <text:p text:style-name="P1"><text:span text:style-name="T20">openat(AT_FDCWD, "/usr/lib/tls/x86_64/libnss_db.so.2", O_RDONLY|O_CLOEXEC) = -1 ENOENT (No such file or directory)</text:span></text:p>
      <text:p text:style-name="P1"><text:span text:style-name="T20">stat("/usr/lib/tls/x86_64", 0x7ffd1a0cd040) = -1 ENOENT (No such file or directory)</text:span></text:p>
      <text:p text:style-name="P1"><text:span text:style-name="T20">openat(AT_FDCWD, "/usr/lib/tls/libnss_db.so.2", O_RDONLY|O_CLOEXEC) = -1 ENOENT (No such file or directory)</text:span></text:p>
      <text:p text:style-name="P1"><text:span text:style-name="T20">stat("/usr/lib/tls", 0x7ffd1a0cd040)<text:s text:c="4"/>= -1 ENOENT (No such file or directory)</text:span></text:p>
      <text:p text:style-name="P1"><text:span text:style-name="T20">openat(AT_FDCWD, "/usr/lib/haswell/x86_64/libnss_db.so.2", O_RDONLY|O_CLOEXEC) = -1 ENOENT (No such file or directory)</text:span></text:p>
      <text:p text:style-name="P1"><text:span text:style-name="T20">stat("/usr/lib/haswell/x86_64", 0x7ffd1a0cd040) = -1 ENOENT (No such file or directory)</text:span></text:p>
      <text:p text:style-name="P1"><text:span text:style-name="T20">openat(AT_FDCWD, "/usr/lib/haswell/libnss_db.so.2", O_RDONLY|O_CLOEXEC) = -1 ENOENT (No such file or directory)</text:span></text:p>
      <text:p text:style-name="P1"><text:span text:style-name="T20">stat("/usr/lib/haswell", 0x7ffd1a0cd040) = -1 ENOENT (No such file or directory)</text:span></text:p>
      <text:p text:style-name="P1"><text:span text:style-name="T20">openat(AT_FDCWD, "/usr/lib/x86_64/libnss_db.so.2", O_RDONLY|O_CLOEXEC) = -1 ENOENT (No such file or directory)</text:span></text:p>
      <text:p text:style-name="P1"><text:span text:style-name="T20">stat("/usr/lib/x86_64", 0x7ffd1a0cd040) = -1 ENOENT (No such file or directory)</text:span></text:p>
      <text:p text:style-name="P1"><text:span text:style-name="T20">openat(AT_FDCWD, "/usr/lib/libnss_db.so.2", O_RDONLY|O_CLOEXEC) = -1 ENOENT (No such file or directory)</text:span></text:p>
      <text:p text:style-name="P1"><text:span text:style-name="T20">stat("/usr/lib", {st_mode=S_IFDIR|0755, st_size=4096, ...}) = 0</text:span></text:p>
      <text:p text:style-name="P1"><text:span text:style-name="T20">munmap(0x7f85bf938000, 98256)<text:s text:c="11"/>= 0</text:span></text:p>
      <text:p text:style-name="P1"><text:span text:style-name="T20">openat(AT_FDCWD, "/etc/ld.so.cache", O_RDONLY|O_CLOEXEC) = 3</text:span></text:p>
      <text:p text:style-name="P1"><text:span text:style-name="T20">fstat(3, {st_mode=S_IFREG|0644, st_size=98256, ...}) = 0</text:span></text:p>
      <text:p text:style-name="P1"><text:span text:style-name="T20">mmap(NULL, 98256, PROT_READ, MAP_PRIVATE, 3, 0) = 0x7f85bf938000</text:span></text:p>
      <text:p text:style-name="P1"><text:span text:style-name="T20">close(3)<text:s text:c="32"/>= 0</text:span></text:p>
      <text:p text:style-name="P1"><text:span text:style-name="T20">access("/etc/ld.so.nohwcap", F_OK)<text:s text:c="6"/>= -1 ENOENT (No such file or directory)</text:span></text:p>
      <text:p text:style-name="P1"><text:span text:style-name="T20">openat(AT_FDCWD, "/lib/x86_64-linux-gnu/libnss_files.so.2", O_RDONLY|O_CLOEXEC) = 3</text:span></text:p>
      <text:p text:style-name="P1"><text:span text:style-name="T20">read(3, "\177ELF\2\1\1\0\0\0\0\0\0\0\0\0\3\0&gt;\0\1\0\0\0P#\0\0\0\0\0\0"..., 832) = 832</text:span></text:p>
      <text:p text:style-name="P1"><text:span text:style-name="T20">fstat(3, {st_mode=S_IFREG|0644, st_size=47568, ...}) = 0</text:span></text:p>
      <text:p text:style-name="P1"><text:span text:style-name="T20">mmap(NULL, 2168632, PROT_READ|PROT_EXEC, MAP_PRIVATE|MAP_DENYWRITE, 3, 0) = 0x7f85bd959000</text:span></text:p>
      <text:p text:style-name="P1"><text:span text:style-name="T20">mprotect(0x7f85bd964000, 2093056, PROT_NONE) = 0</text:span></text:p>
      <text:p text:style-name="P1"><text:span text:style-name="T20">mmap(0x7f85bdb63000, 8192, PROT_READ|PROT_WRITE, MAP_PRIVATE|MAP_FIXED|MAP_DENYWRITE, 3, 0xa000) = 0x7f85bdb63000</text:span></text:p>
      <text:p text:style-name="P1"><text:span text:style-name="T20">mmap(0x7f85bdb65000, 22328, PROT_READ|PROT_WRITE, MAP_PRIVATE|MAP_FIXED|MAP_ANONYMOUS, -1, 0) = 0x7f85bdb65000</text:span></text:p>
      <text:p text:style-name="P1"><text:span text:style-name="T20">close(3)<text:s text:c="32"/>= 0</text:span></text:p>
      <text:p text:style-name="P1"><text:span text:style-name="T20">mprotect(0x7f85bdb63000, 4096, PROT_READ) = 0</text:span></text:p>
      <text:p text:style-name="P1"><text:span text:style-name="T20">munmap(0x7f85bf938000, 98256)<text:s text:c="11"/>= 0</text:span></text:p>
      <text:p text:style-name="P1"><text:span text:style-name="T20">openat(AT_FDCWD, "/etc/protocols", O_RDONLY|O_CLOEXEC) = 3</text:span></text:p>
      <text:p text:style-name="P1"><text:span text:style-name="T20">fstat(3, {st_mode=S_IFREG|0644, st_size=2932, ...}) = 0</text:span></text:p>
      <text:p text:style-name="P1"><text:span text:style-name="T20">read(3, "# Internet (IP) protocols\n#\n# Up"..., 4096) = 2932</text:span></text:p>
      <text:p text:style-name="P1"><text:span text:style-name="T20">read(3, "", 4096)<text:s text:c="23"/>= 0</text:span></text:p>
      <text:p text:style-name="P1"><text:span text:style-name="T20">close(3)<text:s text:c="32"/>= 0</text:span></text:p>
      <text:p text:style-name="P1"><text:span text:style-name="T20">eventfd2(0, EFD_CLOEXEC)<text:s text:c="16"/>= 3</text:span></text:p>
      <text:p text:style-name="P1"><text:span text:style-name="T20">fcntl(3, F_GETFL)<text:s text:c="23"/>= 0x2 (flags O_RDWR)</text:span></text:p>
      <text:p text:style-name="P1"><text:span text:style-name="T20">fcntl(3, F_SETFL, O_RDWR|O_NONBLOCK)<text:s text:c="4"/>= 0</text:span></text:p>
      <text:p text:style-name="P1"><text:span text:style-name="T20">fcntl(3, F_GETFL)<text:s text:c="23"/>= 0x802 (flags O_RDWR|O_NONBLOCK)</text:span></text:p>
      <text:p text:style-name="P1"><text:span text:style-name="T20">fcntl(3, F_SETFL, O_RDWR|O_NONBLOCK)<text:s text:c="4"/>= 0</text:span></text:p>
      <text:p text:style-name="P1"><text:span text:style-name="T20">getrandom("\x55\xa7\x3b\x15\xb9\xbe\xa2\xbe\x69\x22\x73\x12\x21\xc6\x25\x1c", 16, 0) = 16</text:span></text:p>
      <text:p text:style-name="P1"><text:span text:style-name="T20">getrandom("\x4d\x89\x72\x64\x1f\x52\xd9\x87\xb6\x35\x16\xc3\x15\xae\x3b\xb9", 16, 0) = 16</text:span></text:p>
      <text:p text:style-name="P1"><text:span text:style-name="T20">eventfd2(0, EFD_CLOEXEC)<text:s text:c="16"/>= 4</text:span></text:p>
      <text:p text:style-name="P1"><text:span text:style-name="T20">fcntl(4, F_GETFL)<text:s text:c="23"/>= 0x2 (flags O_RDWR)</text:span></text:p>
      <text:p text:style-name="P1"><text:span text:style-name="T20">fcntl(4, F_SETFL, O_RDWR|O_NONBLOCK)<text:s text:c="4"/>= 0</text:span></text:p>
      <text:p text:style-name="P1"><text:span text:style-name="T20">fcntl(4, F_GETFL)<text:s text:c="23"/>= 0x802 (flags O_RDWR|O_NONBLOCK)</text:span></text:p>
      <text:p text:style-name="P1"><text:span text:style-name="T20">fcntl(4, F_SETFL, O_RDWR|O_NONBLOCK)<text:s text:c="4"/>= 0</text:span></text:p>
      <text:p text:style-name="P1"><text:span text:style-name="T20">epoll_create1(EPOLL_CLOEXEC)<text:s text:c="12"/>= 5</text:span></text:p>
      <text:p text:style-name="P1"><text:span text:style-name="T20">epoll_ctl(5, EPOLL_CTL_ADD, 4, {0, {u32=3057490432, u64=94436503427584}}) = 0</text:span></text:p>
      <text:p text:style-name="P1"><text:span text:style-name="T20">epoll_ctl(5, EPOLL_CTL_MOD, 4, {EPOLLIN, {u32=3057490432, u64=94436503427584}}) = 0</text:span></text:p>
      <text:p text:style-name="P1"><text:span text:style-name="T20">mmap(NULL, 8392704, PROT_NONE, MAP_PRIVATE|MAP_ANONYMOUS|MAP_STACK, -1, 0) = 0x7f85bd158000</text:span></text:p>
      <text:p text:style-name="P1"><text:span text:style-name="T20">mprotect(0x7f85bd159000, 8388608, PROT_READ|PROT_WRITE) = 0</text:span></text:p>
      <text:p text:style-name="P1"><text:span text:style-name="T20">clone(child_stack=0x7f85bd957b70, flags=CLONE_VM|CLONE_FS|CLONE_FILES|CLONE_SIGHAND|CLONE_THREAD|CLONE_SYSVSEM|CLONE_SETTLS|CLONE_PARENT_SETTID|CLONE_CHILD_CLEARTID, parent_tidptr=0x7f85bd9589d0, tls=0x7f85bd958700, child_tidptr=0x7f85bd9589d0) = 3652</text:span></text:p>
      <text:p text:style-name="P1"><text:span text:style-name="T20">openat(AT_FDCWD, "/proc/self/task/3652/comm", O_RDWR) = 6</text:span></text:p>
      <text:p text:style-name="P1"><text:span text:style-name="T20">write(6, "ZMQbg/0", 7)<text:s text:c="18"/>= 7</text:span></text:p>
      <text:p text:style-name="P1"><text:span text:style-name="T20">close(6)<text:s text:c="32"/>= 0</text:span></text:p>
      <text:p text:style-name="P1"><text:span text:style-name="T20">eventfd2(0, EFD_CLOEXEC)<text:s text:c="16"/>= 6</text:span></text:p>
      <text:p text:style-name="P1"><text:span text:style-name="T20">fcntl(6, F_GETFL)<text:s text:c="23"/>= 0x2 (flags O_RDWR)</text:span></text:p>
      <text:p text:style-name="P1"><text:span text:style-name="T20">fcntl(6, F_SETFL, O_RDWR|O_NONBLOCK)<text:s text:c="4"/>= 0</text:span></text:p>
      <text:p text:style-name="P1"><text:span text:style-name="T20">fcntl(6, F_GETFL)<text:s text:c="23"/>= 0x802 (flags O_RDWR|O_NONBLOCK)</text:span></text:p>
      <text:p text:style-name="P1"><text:span text:style-name="T20">fcntl(6, F_SETFL, O_RDWR|O_NONBLOCK)<text:s text:c="4"/>= 0</text:span></text:p>
      <text:p text:style-name="P1"><text:span text:style-name="T20">epoll_create1(EPOLL_CLOEXEC)<text:s text:c="12"/>= 7</text:span></text:p>
      <text:p text:style-name="P1"><text:span text:style-name="T20">epoll_ctl(7, EPOLL_CTL_ADD, 6, {0, {u32=3057505872, u64=94436503443024}}) = 0</text:span></text:p>
      <text:p text:style-name="P1"><text:span text:style-name="T20">epoll_ctl(7, EPOLL_CTL_MOD, 6, {EPOLLIN, {u32=3057505872, u64=94436503443024}}) = 0</text:span></text:p>
      <text:p text:style-name="P1"><text:span text:style-name="T20">mmap(NULL, 8392704, PROT_NONE, MAP_PRIVATE|MAP_ANONYMOUS|MAP_STACK, -1, 0) = 0x7f85bc957000</text:span></text:p>
      <text:p text:style-name="P1"><text:span text:style-name="T20">mprotect(0x7f85bc958000, 8388608, PROT_READ|PROT_WRITE) = 0</text:span></text:p>
      <text:p text:style-name="P1"><text:span text:style-name="T20">clone(child_stack=0x7f85bd156b70, flags=CLONE_VM|CLONE_FS|CLONE_FILES|CLONE_SIGHAND|CLONE_THREAD|CLONE_SYSVSEM|CLONE_SETTLS|CLONE_PARENT_SETTID|CLONE_CHILD_CLEARTID, parent_tidptr=0x7f85bd1579d0, tls=0x7f85bd157700, child_tidptr=0x7f85bd1579d0) = 3653</text:span></text:p>
      <text:p text:style-name="P1"><text:span text:style-name="T20">openat(AT_FDCWD, "/proc/self/task/3653/comm", O_RDWR) = 8</text:span></text:p>
      <text:p text:style-name="P1"><text:span text:style-name="T20">write(8, "ZMQbg/1", 7)<text:s text:c="18"/>= 7</text:span></text:p>
      <text:p text:style-name="P1"><text:span text:style-name="T20">close(8)<text:s text:c="32"/>= 0</text:span></text:p>
      <text:p text:style-name="P1"><text:span text:style-name="T20">eventfd2(0, EFD_CLOEXEC)<text:s text:c="16"/>= 8</text:span></text:p>
      <text:p text:style-name="P1"><text:span text:style-name="T20">fcntl(8, F_GETFL)<text:s text:c="23"/>= 0x2 (flags O_RDWR)</text:span></text:p>
      <text:p text:style-name="P1"><text:span text:style-name="T20">fcntl(8, F_SETFL, O_RDWR|O_NONBLOCK)<text:s text:c="4"/>= 0</text:span></text:p>
      <text:p text:style-name="P1"><text:span text:style-name="T20">fcntl(8, F_GETFL)<text:s text:c="23"/>= 0x802 (flags O_RDWR|O_NONBLOCK)</text:span></text:p>
      <text:p text:style-name="P1"><text:span text:style-name="T20">fcntl(8, F_SETFL, O_RDWR|O_NONBLOCK)<text:s text:c="4"/>= 0</text:span></text:p>
      <text:p text:style-name="P1"><text:span text:style-name="T20">poll([{fd=8, events=POLLIN}], 1, 0)<text:s text:c="5"/>= 0 (Timeout)</text:span></text:p>
      <text:p text:style-name="P1"><text:span text:style-name="T20">socket(AF_INET, SOCK_STREAM|SOCK_CLOEXEC, IPPROTO_TCP) = 9</text:span></text:p>
      <text:p text:style-name="P1"><text:span text:style-name="T20">setsockopt(9, SOL_SOCKET, SO_REUSEADDR, [1], 4) = 0</text:span></text:p>
      <text:p text:style-name="P1"><text:span text:style-name="T20">bind(9, {sa_family=AF_INET, sin_port=htons(10000), sin_addr=inet_addr("0.0.0.0")}, 16) = -1 EADDRINUSE (Address already in use)</text:span></text:p>
      <text:p text:style-name="P1"><text:span text:style-name="T20">close(9)<text:s text:c="32"/>= 0</text:span></text:p>
      <text:p text:style-name="P1"><text:span text:style-name="T20">futex(0x7f85bf1051a0, FUTEX_WAKE_PRIVATE, 2147483647) = 0</text:span></text:p>
      <text:p text:style-name="P1"><text:span text:style-name="T20">listen(9, 100)<text:s text:c="26"/>= 0</text:span></text:p>
      <text:p text:style-name="P1"><text:span text:style-name="T20">getsockname(9, {sa_family=AF_INET, sin_port=htons(10108), sin_addr=inet_addr("0.0.0.0")}, [128-&gt;16]) = 0</text:span></text:p>
      <text:p text:style-name="P1"><text:span text:style-name="T20">write(6, "\1\0\0\0\0\0\0\0", 8)<text:s text:c="9"/>= 8</text:span></text:p>
      <text:p text:style-name="P1"><text:span text:style-name="T20">write(8, "\1\0\0\0\0\0\0\0", 8)<text:s text:c="9"/>= 8</text:span></text:p>
      <text:p text:style-name="P1"><text:span text:style-name="T20">mmap(NULL, 8392704, PROT_NONE, MAP_PRIVATE|MAP_ANONYMOUS|MAP_STACK, -1, 0) = 0x7f85bc156000</text:span></text:p>
      <text:p text:style-name="P1"><text:span text:style-name="T20">mprotect(0x7f85bc157000, 8388608, PROT_READ|PROT_WRITE) = 0</text:span></text:p>
      <text:p text:style-name="P1"><text:span text:style-name="T20">clone(child_stack=0x7f85bc955b70, flags=CLONE_VM|CLONE_FS|CLONE_FILES|CLONE_SIGHAND|CLONE_THREAD|CLONE_SYSVSEM|CLONE_SETTLS|CLONE_PARENT_SETTID|CLONE_CHILD_CLEARTID, parent_tidptr=0x7f85bc9569d0, tls=0x7f85bc956700, child_tidptr=0x7f85bc9569d0) = 3654</text:span></text:p>
      <text:p text:style-name="P1"><text:span text:style-name="T20">fstat(0, {st_mode=S_IFCHR|0620, st_rdev=makedev(136, 0), ...}) = 0</text:span></text:p>
      <text:p text:style-name="P1"><text:span text:style-name="T20">read(0, 0x55e3b63ddc40, 1024)<text:s text:c="11"/>= ? ERESTARTSYS (To be restarted if SA_RESTART is set)</text:span></text:p>
      <text:p text:style-name="P1"><text:span text:style-name="T20">--- SIGWINCH {si_signo=SIGWINCH, si_code=SI_KERNEL} ---</text:span></text:p>
      <text:p text:style-name="P1"><text:span text:style-name="T20">read(0, "create 10 -1\n", 1024)<text:s text:c="9"/>= 13</text:span></text:p>
      <text:p text:style-name="P1"><text:span text:style-name="T20">eventfd2(0, EFD_CLOEXEC)<text:s text:c="16"/>= 18</text:span></text:p>
      <text:p text:style-name="P1"><text:span text:style-name="T20">fcntl(18, F_GETFL)<text:s text:c="22"/>= 0x2 (flags O_RDWR)</text:span></text:p>
      <text:p text:style-name="P1"><text:span text:style-name="T20">fcntl(18, F_SETFL, O_RDWR|O_NONBLOCK)<text:s text:c="3"/>= 0</text:span></text:p>
      <text:p text:style-name="P1"><text:span text:style-name="T20">fcntl(18, F_GETFL)<text:s text:c="22"/>= 0x802 (flags O_RDWR|O_NONBLOCK)</text:span></text:p>
      <text:p text:style-name="P1"><text:span text:style-name="T20">fcntl(18, F_SETFL, O_RDWR|O_NONBLOCK)<text:s text:c="3"/>= 0</text:span></text:p>
      <text:p text:style-name="P1"><text:span text:style-name="T20">eventfd2(0, EFD_CLOEXEC)<text:s text:c="16"/>= 19</text:span></text:p>
      <text:p text:style-name="P1"><text:span text:style-name="T20">fcntl(19, F_GETFL)<text:s text:c="22"/>= 0x2 (flags O_RDWR)</text:span></text:p>
      <text:p text:style-name="P1"><text:span text:style-name="T20">fcntl(19, F_SETFL, O_RDWR|O_NONBLOCK)<text:s text:c="3"/>= 0</text:span></text:p>
      <text:p text:style-name="P1"><text:span text:style-name="T20">fcntl(19, F_GETFL)<text:s text:c="22"/>= 0x802 (flags O_RDWR|O_NONBLOCK)</text:span></text:p>
      <text:p text:style-name="P1"><text:span text:style-name="T20">fcntl(19, F_SETFL, O_RDWR|O_NONBLOCK)<text:s text:c="3"/>= 0</text:span></text:p>
      <text:p text:style-name="P1"><text:span text:style-name="T20">epoll_create1(EPOLL_CLOEXEC)<text:s text:c="12"/>= 20</text:span></text:p>
      <text:p text:style-name="P1"><text:span text:style-name="T20">epoll_ctl(20, EPOLL_CTL_ADD, 19, {0, {u32=3057529024, u64=94436503466176}}) = 0</text:span></text:p>
      <text:p text:style-name="P1"><text:span text:style-name="T20">epoll_ctl(20, EPOLL_CTL_MOD, 19, {EPOLLIN, {u32=3057529024, u64=94436503466176}}) = 0</text:span></text:p>
      <text:p text:style-name="P1"><text:span text:style-name="T20">mmap(NULL, 8392704, PROT_NONE, MAP_PRIVATE|MAP_ANONYMOUS|MAP_STACK, -1, 0) = 0x7f85b67fd000</text:span></text:p>
      <text:p text:style-name="P1"><text:span text:style-name="T20">mprotect(0x7f85b67fe000, 8388608, PROT_READ|PROT_WRITE) = 0</text:span></text:p>
      <text:p text:style-name="P1"><text:span text:style-name="T20">clone(child_stack=0x7f85b6ffcb70, flags=CLONE_VM|CLONE_FS|CLONE_FILES|CLONE_SIGHAND|CLONE_THREAD|CLONE_SYSVSEM|CLONE_SETTLS|CLONE_PARENT_SETTID|CLONE_CHILD_CLEARTID, parent_tidptr=0x7f85b6ffd9d0, tls=0x7f85b6ffd700, child_tidptr=0x7f85b6ffd9d0) = 3657</text:span></text:p>
      <text:p text:style-name="P1"><text:span text:style-name="T20">openat(AT_FDCWD, "/proc/self/task/3657/comm", O_RDWR) = 21</text:span></text:p>
      <text:p text:style-name="P1"><text:span text:style-name="T20">write(21, "ZMQbg/4", 7)<text:s text:c="17"/>= 7</text:span></text:p>
      <text:p text:style-name="P1"><text:span text:style-name="T20">close(21)<text:s text:c="31"/>= 0</text:span></text:p>
      <text:p text:style-name="P1"><text:span text:style-name="T20">eventfd2(0, EFD_CLOEXEC)<text:s text:c="16"/>= 21</text:span></text:p>
      <text:p text:style-name="P1"><text:span text:style-name="T20">fcntl(21, F_GETFL)<text:s text:c="22"/>= 0x2 (flags O_RDWR)</text:span></text:p>
      <text:p text:style-name="P1"><text:span text:style-name="T20">fcntl(21, F_SETFL, O_RDWR|O_NONBLOCK)<text:s text:c="3"/>= 0</text:span></text:p>
      <text:p text:style-name="P1"><text:span text:style-name="T20">fcntl(21, F_GETFL)<text:s text:c="22"/>= 0x802 (flags O_RDWR|O_NONBLOCK)</text:span></text:p>
      <text:p text:style-name="P1"><text:span text:style-name="T20">fcntl(21, F_SETFL, O_RDWR|O_NONBLOCK)<text:s text:c="3"/>= 0</text:span></text:p>
      <text:p text:style-name="P1"><text:span text:style-name="T20">epoll_create1(EPOLL_CLOEXEC)<text:s text:c="12"/>= 22</text:span></text:p>
      <text:p text:style-name="P1"><text:span text:style-name="T20">epoll_ctl(22, EPOLL_CTL_ADD, 21, {0, {u32=3057531056, u64=94436503468208}}) = 0</text:span></text:p>
      <text:p text:style-name="P1"><text:span text:style-name="T20">epoll_ctl(22, EPOLL_CTL_MOD, 21, {EPOLLIN, {u32=3057531056, u64=94436503468208}}) = 0</text:span></text:p>
      <text:p text:style-name="P1"><text:span text:style-name="T20">mmap(NULL, 8392704, PROT_NONE, MAP_PRIVATE|MAP_ANONYMOUS|MAP_STACK, -1, 0) = 0x7f85b5ffc000</text:span></text:p>
      <text:p text:style-name="P1"><text:span text:style-name="T20">mprotect(0x7f85b5ffd000, 8388608, PROT_READ|PROT_WRITE) = 0</text:span></text:p>
      <text:p text:style-name="P1"><text:span text:style-name="T20">clone(child_stack=0x7f85b67fbb70, flags=CLONE_VM|CLONE_FS|CLONE_FILES|CLONE_SIGHAND|CLONE_THREAD|CLONE_SYSVSEM|CLONE_SETTLS|CLONE_PARENT_SETTID|CLONE_CHILD_CLEARTID, parent_tidptr=0x7f85b67fc9d0, tls=0x7f85b67fc700, child_tidptr=0x7f85b67fc9d0) = 3658</text:span></text:p>
      <text:p text:style-name="P1"><text:span text:style-name="T20">openat(AT_FDCWD, "/proc/self/task/3658/comm", O_RDWR) = 23</text:span></text:p>
      <text:p text:style-name="P1"><text:span text:style-name="T20">write(23, "ZMQbg/5", 7)<text:s text:c="17"/>= 7</text:span></text:p>
      <text:p text:style-name="P1"><text:span text:style-name="T20">close(23)<text:s text:c="31"/>= 0</text:span></text:p>
      <text:p text:style-name="P1"><text:span text:style-name="T20">eventfd2(0, EFD_CLOEXEC)<text:s text:c="16"/>= 23</text:span></text:p>
      <text:p text:style-name="P1"><text:span text:style-name="T20">fcntl(23, F_GETFL)<text:s text:c="22"/>= 0x2 (flags O_RDWR)</text:span></text:p>
      <text:p text:style-name="P1"><text:span text:style-name="T20">fcntl(23, F_SETFL, O_RDWR|O_NONBLOCK)<text:s text:c="3"/>= 0</text:span></text:p>
      <text:p text:style-name="P1"><text:span text:style-name="T20">fcntl(23, F_GETFL)<text:s text:c="22"/>= 0x802 (flags O_RDWR|O_NONBLOCK)</text:span></text:p>
      <text:p text:style-name="P1"><text:span text:style-name="T20">fcntl(23, F_SETFL, O_RDWR|O_NONBLOCK)<text:s text:c="3"/>= 0</text:span></text:p>
      <text:p text:style-name="P1"><text:span text:style-name="T20">listen(24, 100)<text:s text:c="25"/>= 0</text:span></text:p>
      <text:p text:style-name="P1"><text:span text:style-name="T20">getsockname(24, {sa_family=AF_INET, sin_port=htons(10120), sin_addr=inet_addr("0.0.0.0")}, [128-&gt;16]) = 0</text:span></text:p>
      <text:p text:style-name="P1"><text:span text:style-name="T20">write(21, "\1\0\0\0\0\0\0\0", 8)<text:s text:c="8"/>= 8</text:span></text:p>
      <text:p text:style-name="P1"><text:span text:style-name="T20">write(23, "\1\0\0\0\0\0\0\0", 8)<text:s text:c="8"/>= 8</text:span></text:p>
      <text:p text:style-name="P1"><text:span text:style-name="T20">clone(child_stack=NULL, flags=CLONE_CHILD_CLEARTID|CLONE_CHILD_SETTID|SIGCHLD, child_tidptr=0x7f85bf92fe50) = 3659</text:span></text:p>
      <text:p text:style-name="P1"><text:span text:style-name="T20">futex(0x7f85beccb918, FUTEX_WAKE_PRIVATE, 1) = 1</text:span></text:p>
      <text:p text:style-name="P1"><text:span text:style-name="T20">fstat(1, {st_mode=S_IFCHR|0620, st_rdev=makedev(136, 0), ...}) = 0</text:span></text:p>
      <text:p text:style-name="P1"><text:span text:style-name="T20">write(1, "Ok: 3659\n", 9)<text:s text:c="15"/>= 9</text:span></text:p>
      <text:p text:style-name="P1"><text:span text:style-name="T20">read(0, "create 11 10\n", 1024)<text:s text:c="9"/>= 13</text:span></text:p>
      <text:p text:style-name="P1"><text:span text:style-name="T20">clock_gettime(CLOCK_PROCESS_CPUTIME_ID, {tv_sec=0, tv_nsec=25254322}) = 0</text:span></text:p>
      <text:p text:style-name="P1"><text:span text:style-name="T20">poll([{fd=23, events=POLLIN}], 1, 0)<text:s text:c="4"/>= 1 ([{fd=23, revents=POLLIN}])</text:span></text:p>
      <text:p text:style-name="P1"><text:span text:style-name="T20">read(23, "\1\0\0\0\0\0\0\0", 8)<text:s text:c="9"/>= 8</text:span></text:p>
      <text:p text:style-name="P1"><text:span text:style-name="T20">poll([{fd=23, events=POLLIN}], 1, 0)<text:s text:c="4"/>= 0 (Timeout)</text:span></text:p>
      <text:p text:style-name="P1"><text:span text:style-name="T20">clock_gettime(CLOCK_PROCESS_CPUTIME_ID, {tv_sec=0, tv_nsec=25292664}) = 0</text:span></text:p>
      <text:p text:style-name="P1"><text:span text:style-name="T20">clock_gettime(CLOCK_PROCESS_CPUTIME_ID, {tv_sec=0, tv_nsec=25300564}) = 0</text:span></text:p>
      <text:p text:style-name="P1"><text:span text:style-name="T20">clock_gettime(CLOCK_PROCESS_CPUTIME_ID, {tv_sec=0, tv_nsec=25862378}) = 0</text:span></text:p>
      <text:p text:style-name="P1"><text:span text:style-name="T20">poll([{fd=23, events=POLLIN}], 1, 0)<text:s text:c="4"/>= 0 (Timeout)</text:span></text:p>
      <text:p text:style-name="P1"><text:span text:style-name="T20">clock_gettime(CLOCK_PROCESS_CPUTIME_ID, {tv_sec=0, tv_nsec=25879762}) = 0</text:span></text:p>
      <text:p text:style-name="P1"><text:span text:style-name="T20">poll([{fd=23, events=POLLIN}], 1, 0)<text:s text:c="4"/>= 1 ([{fd=23, revents=POLLIN}])</text:span></text:p>
      <text:p text:style-name="P1"><text:span text:style-name="T20">read(23, "\1\0\0\0\0\0\0\0", 8)<text:s text:c="9"/>= 8</text:span></text:p>
      <text:p text:style-name="P1"><text:span text:style-name="T20">poll([{fd=23, events=POLLIN}], 1, 0)<text:s text:c="4"/>= 0 (Timeout)</text:span></text:p>
      <text:p text:style-name="P1"><text:span text:style-name="T20">write(21, "\1\0\0\0\0\0\0\0", 8)<text:s text:c="8"/>= 8</text:span></text:p>
      <text:p text:style-name="P1"><text:span text:style-name="T20">clock_gettime(CLOCK_PROCESS_CPUTIME_ID, {tv_sec=0, tv_nsec=26718192}) = 0</text:span></text:p>
      <text:p text:style-name="P1"><text:span text:style-name="T20">poll([{fd=23, events=POLLIN}], 1, 0)<text:s text:c="4"/>= 0 (Timeout)</text:span></text:p>
      <text:p text:style-name="P1"><text:span text:style-name="T20">clock_gettime(CLOCK_PROCESS_CPUTIME_ID, {tv_sec=0, tv_nsec=26733284}) = 0</text:span></text:p>
      <text:p text:style-name="P1"><text:span text:style-name="T20">poll([{fd=23, events=POLLIN}], 1, 0)<text:s text:c="4"/>= 1 ([{fd=23, revents=POLLIN}])</text:span></text:p>
      <text:p text:style-name="P1"><text:span text:style-name="T20">read(23, "\1\0\0\0\0\0\0\0", 8)<text:s text:c="9"/>= 8</text:span></text:p>
      <text:p text:style-name="P1"><text:span text:style-name="T20">poll([{fd=23, events=POLLIN}], 1, 0)<text:s text:c="4"/>= 0 (Timeout)</text:span></text:p>
      <text:p text:style-name="P1"><text:span text:style-name="T20">clock_gettime(CLOCK_PROCESS_CPUTIME_ID, {tv_sec=0, tv_nsec=26826993}) = 0</text:span></text:p>
      <text:p text:style-name="P1"><text:span text:style-name="T20">poll([{fd=23, events=POLLIN}], 1, 0)<text:s text:c="4"/>= 0 (Timeout)</text:span></text:p>
      <text:p text:style-name="P1"><text:span text:style-name="T20">clock_gettime(CLOCK_PROCESS_CPUTIME_ID, {tv_sec=0, tv_nsec=27293444}) = 0</text:span></text:p>
      <text:p text:style-name="P1"><text:span text:style-name="T20">poll([{fd=23, events=POLLIN}], 1, 0)<text:s text:c="4"/>= 0 (Timeout)</text:span></text:p>
      <text:p text:style-name="P1"><text:span text:style-name="T20">clock_gettime(CLOCK_PROCESS_CPUTIME_ID, {tv_sec=0, tv_nsec=27308929}) = 0</text:span></text:p>
      <text:p text:style-name="P1"><text:span text:style-name="T20">poll([{fd=23, events=POLLIN}], 1, 0)<text:s text:c="4"/>= 1 ([{fd=23, revents=POLLIN}])</text:span></text:p>
      <text:p text:style-name="P1"><text:span text:style-name="T20">read(23, "\1\0\0\0\0\0\0\0", 8)<text:s text:c="9"/>= 8</text:span></text:p>
      <text:p text:style-name="P1"><text:span text:style-name="T20">poll([{fd=23, events=POLLIN}], 1, 0)<text:s text:c="4"/>= 0 (Timeout)</text:span></text:p>
      <text:p text:style-name="P1"><text:span text:style-name="T20">write(21, "\1\0\0\0\0\0\0\0", 8)<text:s text:c="8"/>= 8</text:span></text:p>
      <text:p text:style-name="P1"><text:span text:style-name="T20">write(21, "\1\0\0\0\0\0\0\0", 8)<text:s text:c="8"/>= 8</text:span></text:p>
      <text:p text:style-name="P1"><text:span text:style-name="T20">write(1, "Ok: 3664\n", 9)<text:s text:c="15"/>= 9</text:span></text:p>
      <text:p text:style-name="P1"><text:span text:style-name="T20">read(0, "create 12 11\n", 1024)<text:s text:c="9"/>= 13</text:span></text:p>
      <text:p text:style-name="P1"><text:span text:style-name="T20">clock_gettime(CLOCK_PROCESS_CPUTIME_ID, {tv_sec=0, tv_nsec=27433154}) = 0</text:span></text:p>
      <text:p text:style-name="P1"><text:span text:style-name="T20">poll([{fd=23, events=POLLIN}], 1, 0)<text:s text:c="4"/>= 0 (Timeout)</text:span></text:p>
      <text:p text:style-name="P1"><text:span text:style-name="T20">write(21, "\1\0\0\0\0\0\0\0", 8)<text:s text:c="8"/>= 8</text:span></text:p>
      <text:p text:style-name="P2"><text:span text:style-name="T20">clock_gettime(CLOCK_PROCESS_CPUTIME_ID, {tv_sec=2, tv_nsec=348956806}) = 0</text:span></text:p>
      <text:p text:style-name="P3"><text:span text:style-name="T20">poll([{fd=8, events=POLLIN}], 1, 0)<text:s text:c="5"/>= 0 (Timeout)</text:span></text:p>
      <text:p text:style-name="P3"><text:span text:style-name="T20">clock_gettime(CLOCK_PROCESS_CPUTIME_ID, {tv_sec=2, tv_nsec=349085252}) = 0</text:span></text:p>
      <text:p text:style-name="P3"><text:span text:style-name="T20">poll([{fd=8, events=POLLIN}], 1, 0)<text:s text:c="5"/>= 1 ([{fd=8, revents=POLLIN}])</text:span></text:p>
      <text:p text:style-name="P3"><text:span text:style-name="T20">read(8, "\1\0\0\0\0\0\0\0", 8)<text:s text:c="10"/>= 8</text:span></text:p>
      <text:p text:style-name="P3"><text:span text:style-name="T20">poll([{fd=8, events=POLLIN}], 1, 0)<text:s text:c="5"/>= 0 (Timeout)</text:span></text:p>
      <text:p text:style-name="P3"><text:span text:style-name="T20">read(0, "qwerwe\n", 1024)<text:s text:c="15"/>= 7</text:span></text:p>
      <text:p text:style-name="P3"><text:span text:style-name="T20">read(0, "we\n", 1024)<text:s text:c="19"/>= 3</text:span></text:p>
      <text:p text:style-name="P3"><text:span text:style-name="T20">clock_gettime(CLOCK_PROCESS_CPUTIME_ID, {tv_sec=2, tv_nsec=349431993}) = 0</text:span></text:p>
      <text:p text:style-name="P3"><text:span text:style-name="T20">poll([{fd=23, events=POLLIN}], 1, 0)<text:s text:c="4"/>= 0 (Timeout)</text:span></text:p>
      <text:p text:style-name="P3"><text:span text:style-name="T20">write(21, "\1\0\0\0\0\0\0\0", 8)<text:s text:c="8"/>= 8</text:span></text:p>
      <text:p text:style-name="P3"><text:span text:style-name="T20">read(0,<text:s text:c="2"/>&lt;unfinished ...&gt;)<text:s text:c="14"/>= ?</text:span></text:p>
      <text:p text:style-name="P3"><text:span text:style-name="T20">+++ killed by SIGHUP +++</text:span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